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090000000911DB1D5169E8DA0B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4.089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5.235cm"/>
    </style:style>
    <style:style style:name="co8" style:family="table-column">
      <style:table-column-properties fo:break-before="auto" style:column-width="5.179cm"/>
    </style:style>
    <style:style style:name="co9" style:family="table-column">
      <style:table-column-properties fo:break-before="auto" style:column-width="2.66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95cm"/>
    </style:style>
    <style:style style:name="ro1" style:family="table-row">
      <style:table-row-properties style:row-height="0.079cm" fo:break-before="auto" style:use-optimal-row-height="false"/>
    </style:style>
    <style:style style:name="ro2" style:family="table-row">
      <style:table-row-properties style:row-height="2.037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PageStyle_5f_ACOMPANHAMENT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order-bottom="1.76pt solid #000000" fo:background-color="#5b9bd5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none" fo:background-color="#548235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13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6" style:family="table-cell" style:parent-style-name="Default" style:data-style-name="N113">
      <style:table-cell-properties style:diagonal-bl-tr="none" style:diagonal-tl-br="none" fo:border="0.74pt solid #000000" style:rotation-align="none"/>
    </style:style>
    <style:style style:name="ce7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13">
      <style:table-cell-properties style:rotation-align="none"/>
    </style:style>
    <style:style style:name="ce9" style:family="table-cell" style:parent-style-name="Default">
      <style:table-cell-properties fo:border-bottom="1.76pt solid #000000" fo:background-color="#5b9bd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 style:data-style-name="N14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 style:data-style-name="N14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rotation-align="none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6" style:family="table-cell" style:parent-style-name="Default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54823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548235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4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46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Default" style:data-style-name="N146">
      <style:table-cell-properties style:diagonal-bl-tr="none" style:diagonal-tl-br="none" fo:border="0.74pt solid #000000" style:rotation-align="none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5b9bd5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1.76pt solid #000000" fo:background-color="#5b9bd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M$2:.$M$3])" table:allow-empty-cell="true" table:display-list="unsorted" table:base-cell-address="ACOMPANHAMENTO.I525">
          <table:help-message table:display="true"/>
          <table:error-message table:message-type="stop" table:display="true"/>
        </table:content-validation>
      </table:content-validations>
      <table:table table:name="ACOMPANHAMENTO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8"/>
        <table:table-column table:style-name="co8" table:default-cell-style-name="ce32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visibility="collapse" table:default-cell-style-name="Default"/>
        <table:table-column table:style-name="co10" table:number-columns-repeated="1011" table:default-cell-style-name="Default"/>
        <table:table-row table:style-name="ro1">
          <table:table-cell table:style-name="ce1" table:number-columns-repeated="39"/>
          <table:table-cell table:style-name="ce34" table:number-columns-repeated="985"/>
        </table:table-row>
        <table:table-row table:style-name="ro2">
          <table:table-cell table:style-name="ce2"/>
          <table:table-cell table:style-name="ce9" table:number-columns-repeated="2"/>
          <table:table-cell table:style-name="ce9" office:value-type="string" calcext:value-type="string">
            <text:p>NEGOCIAÇÃO <text:s/>VISA</text:p>
          </table:table-cell>
          <table:table-cell table:style-name="ce9" table:number-columns-repeated="4"/>
          <table:table-cell table:style-name="ce26"/>
          <table:table-cell table:style-name="ce33" table:number-columns-repeated="3"/>
          <table:table-cell table:style-name="ce33" office:value-type="string" calcext:value-type="string">
            <text:p>PAGO</text:p>
          </table:table-cell>
          <table:table-cell table:style-name="ce33" table:number-columns-repeated="4"/>
          <table:table-cell table:style-name="ce14" table:number-columns-repeated="22"/>
          <table:table-cell table:style-name="ce35" table:number-columns-repeated="985"/>
        </table:table-row>
        <table:table-row table:style-name="ro3">
          <table:table-cell table:style-name="ce3" office:value-type="string" calcext:value-type="string">
            <text:p>TOTAL FECHADO</text:p>
          </table:table-cell>
          <table:table-cell table:style-name="ce10" table:formula="of:=SUM([.E6:.E534])" office:value-type="float" office:value="0" calcext:value-type="float">
            <text:p>R$ 0,00</text:p>
          </table:table-cell>
          <table:table-cell table:style-name="ce13"/>
          <table:table-cell table:style-name="ce18" office:value-type="string" calcext:value-type="string">
            <text:p>AJUSTE FECHADO</text:p>
          </table:table-cell>
          <table:table-cell table:style-name="ce20" table:formula="of:=SUM([.F6:.F534])" office:value-type="float" office:value="0" calcext:value-type="float">
            <text:p>R$ 0,00</text:p>
          </table:table-cell>
          <table:table-cell table:style-name="ce24" table:number-columns-repeated="3"/>
          <table:table-cell table:style-name="ce27"/>
          <table:table-cell table:style-name="ce24" table:number-columns-repeated="3"/>
          <table:table-cell table:style-name="ce24" office:value-type="string" calcext:value-type="string">
            <text:p>ACABOU</text:p>
          </table:table-cell>
          <table:table-cell table:style-name="ce24" table:number-columns-repeated="4"/>
          <table:table-cell table:style-name="ce14" table:number-columns-repeated="22"/>
          <table:table-cell table:style-name="ce36" table:number-columns-repeated="985"/>
        </table:table-row>
        <table:table-row table:style-name="ro4">
          <table:table-cell table:style-name="ce3" office:value-type="string" calcext:value-type="string">
            <text:p>TOTAL RECEBIDO</text:p>
          </table:table-cell>
          <table:table-cell table:style-name="ce11" table:formula="of:=SUMIFS([.E6:.E534];[.I6:.I534];&quot;PAGO&quot;)" office:value-type="float" office:value="0" calcext:value-type="float">
            <text:p>R$ 0,00</text:p>
          </table:table-cell>
          <table:table-cell table:style-name="ce14"/>
          <table:table-cell table:style-name="ce19" office:value-type="string" calcext:value-type="string">
            <text:p>AJUSTE RECEBIDO</text:p>
          </table:table-cell>
          <table:table-cell table:style-name="ce11" table:formula="of:=SUMIFS([.F6:.F534];[.I6:.I534];&quot;PAGO&quot;)" office:value-type="float" office:value="0" calcext:value-type="float">
            <text:p>R$ 0,00</text:p>
          </table:table-cell>
          <table:table-cell table:style-name="ce14" table:number-columns-repeated="3"/>
          <table:table-cell table:style-name="ce28"/>
          <table:table-cell table:style-name="ce14" table:number-columns-repeated="30"/>
          <table:table-cell table:style-name="ce36" table:number-columns-repeated="985"/>
        </table:table-row>
        <table:table-row table:style-name="ro5">
          <table:table-cell table:style-name="ce4" office:value-type="string" calcext:value-type="string">
            <text:p>DATA </text:p>
          </table:table-cell>
          <table:table-cell table:style-name="ce12" office:value-type="string" calcext:value-type="string">
            <text:p>DATA DA ENTRADA</text:p>
          </table:table-cell>
          <table:table-cell table:style-name="ce12" office:value-type="string" calcext:value-type="string">
            <text:p>ID CONTA</text:p>
          </table:table-cell>
          <table:table-cell table:style-name="ce12" office:value-type="string" calcext:value-type="string">
            <text:p>NOME DO CLIENTE</text:p>
          </table:table-cell>
          <table:table-cell table:style-name="ce21" office:value-type="string" calcext:value-type="string">
            <text:p>VAL. ENTRADA</text:p>
          </table:table-cell>
          <table:table-cell table:style-name="ce12" office:value-type="string" calcext:value-type="string">
            <text:p>AJUSTE</text:p>
          </table:table-cell>
          <table:table-cell table:style-name="ce12" office:value-type="string" calcext:value-type="string">
            <text:p>TELEFONE</text:p>
          </table:table-cell>
          <table:table-cell table:style-name="ce25" office:value-type="string" calcext:value-type="string">
            <text:p>PAGAMENTO</text:p>
          </table:table-cell>
          <table:table-cell table:style-name="ce29" office:value-type="string" calcext:value-type="string">
            <text:p>STATUS</text:p>
          </table:table-cell>
          <table:table-cell table:style-name="ce1" table:number-columns-repeated="30"/>
          <table:table-cell table:number-columns-repeated="985"/>
        </table:table-row>
        <table:table-row table:style-name="ro6">
          <table:table-cell table:style-name="ce5" table:number-columns-repeated="2"/>
          <table:table-cell table:style-name="ce15" table:number-columns-repeated="2"/>
          <table:table-cell table:style-name="ce22" table:number-columns-repeated="2"/>
          <table:table-cell table:style-name="ce15"/>
          <table:table-cell table:style-name="ce5"/>
          <table:table-cell table:style-name="ce30" table:formula="of:=IF([.J6]&gt;0;&quot;PAGO&quot;;IF([.B6]=&quot;&quot;;&quot;&quot;;IF([.B6]-TODAY()+3&lt;0;&quot;ACABOU&quot;;CONCATENATE(([.B6]-TODAY())+3;&quot; dias para cobrar&quot;))))">
            <text:p/>
          </table:table-cell>
          <table:table-cell table:style-name="ce1" table:formula="of:=COUNTA([.H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]&gt;0;&quot;PAGO&quot;;IF([.B7]=&quot;&quot;;&quot;&quot;;IF([.B7]-TODAY()+3&lt;0;&quot;ACABOU&quot;;CONCATENATE(([.B7]-TODAY())+3;&quot; dias para cobrar&quot;))))">
            <text:p/>
          </table:table-cell>
          <table:table-cell table:style-name="ce1" table:formula="of:=COUNTA([.H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]&gt;0;&quot;PAGO&quot;;IF([.B8]=&quot;&quot;;&quot;&quot;;IF([.B8]-TODAY()+3&lt;0;&quot;ACABOU&quot;;CONCATENATE(([.B8]-TODAY())+3;&quot; dias para cobrar&quot;))))">
            <text:p/>
          </table:table-cell>
          <table:table-cell table:style-name="ce1" table:formula="of:=COUNTA([.H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7"/>
          <table:table-cell table:style-name="ce16"/>
          <table:table-cell table:style-name="ce23" table:number-columns-repeated="2"/>
          <table:table-cell table:style-name="ce16"/>
          <table:table-cell table:style-name="ce5"/>
          <table:table-cell table:style-name="ce30" table:formula="of:=IF([.J9]&gt;0;&quot;PAGO&quot;;IF([.B9]=&quot;&quot;;&quot;&quot;;IF([.B9]-TODAY()+3&lt;0;&quot;ACABOU&quot;;CONCATENATE(([.B9]-TODAY())+3;&quot; dias para cobrar&quot;))))">
            <text:p/>
          </table:table-cell>
          <table:table-cell table:style-name="ce1" table:formula="of:=COUNTA([.H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]&gt;0;&quot;PAGO&quot;;IF([.B10]=&quot;&quot;;&quot;&quot;;IF([.B10]-TODAY()+3&lt;0;&quot;ACABOU&quot;;CONCATENATE(([.B10]-TODAY())+3;&quot; dias para cobrar&quot;))))">
            <text:p/>
          </table:table-cell>
          <table:table-cell table:style-name="ce1" table:formula="of:=COUNTA([.H1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]&gt;0;&quot;PAGO&quot;;IF([.B11]=&quot;&quot;;&quot;&quot;;IF([.B11]-TODAY()+3&lt;0;&quot;ACABOU&quot;;CONCATENATE(([.B11]-TODAY())+3;&quot; dias para cobrar&quot;))))">
            <text:p/>
          </table:table-cell>
          <table:table-cell table:style-name="ce1" table:formula="of:=COUNTA([.H1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]&gt;0;&quot;PAGO&quot;;IF([.B12]=&quot;&quot;;&quot;&quot;;IF([.B12]-TODAY()+3&lt;0;&quot;ACABOU&quot;;CONCATENATE(([.B12]-TODAY())+3;&quot; dias para cobrar&quot;))))">
            <text:p/>
          </table:table-cell>
          <table:table-cell table:style-name="ce1" table:formula="of:=COUNTA([.H1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]&gt;0;&quot;PAGO&quot;;IF([.B13]=&quot;&quot;;&quot;&quot;;IF([.B13]-TODAY()+3&lt;0;&quot;ACABOU&quot;;CONCATENATE(([.B13]-TODAY())+3;&quot; dias para cobrar&quot;))))">
            <text:p/>
          </table:table-cell>
          <table:table-cell table:style-name="ce1" table:formula="of:=COUNTA([.H1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]&gt;0;&quot;PAGO&quot;;IF([.B14]=&quot;&quot;;&quot;&quot;;IF([.B14]-TODAY()+3&lt;0;&quot;ACABOU&quot;;CONCATENATE(([.B14]-TODAY())+3;&quot; dias para cobrar&quot;))))">
            <text:p/>
          </table:table-cell>
          <table:table-cell table:style-name="ce1" table:formula="of:=COUNTA([.H1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]&gt;0;&quot;PAGO&quot;;IF([.B15]=&quot;&quot;;&quot;&quot;;IF([.B15]-TODAY()+3&lt;0;&quot;ACABOU&quot;;CONCATENATE(([.B15]-TODAY())+3;&quot; dias para cobrar&quot;))))">
            <text:p/>
          </table:table-cell>
          <table:table-cell table:style-name="ce1" table:formula="of:=COUNTA([.H1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]&gt;0;&quot;PAGO&quot;;IF([.B16]=&quot;&quot;;&quot;&quot;;IF([.B16]-TODAY()+3&lt;0;&quot;ACABOU&quot;;CONCATENATE(([.B16]-TODAY())+3;&quot; dias para cobrar&quot;))))">
            <text:p/>
          </table:table-cell>
          <table:table-cell table:style-name="ce1" table:formula="of:=COUNTA([.H1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]&gt;0;&quot;PAGO&quot;;IF([.B17]=&quot;&quot;;&quot;&quot;;IF([.B17]-TODAY()+3&lt;0;&quot;ACABOU&quot;;CONCATENATE(([.B17]-TODAY())+3;&quot; dias para cobrar&quot;))))">
            <text:p/>
          </table:table-cell>
          <table:table-cell table:style-name="ce1" table:formula="of:=COUNTA([.H1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]&gt;0;&quot;PAGO&quot;;IF([.B18]=&quot;&quot;;&quot;&quot;;IF([.B18]-TODAY()+3&lt;0;&quot;ACABOU&quot;;CONCATENATE(([.B18]-TODAY())+3;&quot; dias para cobrar&quot;))))">
            <text:p/>
          </table:table-cell>
          <table:table-cell table:style-name="ce1" table:formula="of:=COUNTA([.H1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]&gt;0;&quot;PAGO&quot;;IF([.B19]=&quot;&quot;;&quot;&quot;;IF([.B19]-TODAY()+3&lt;0;&quot;ACABOU&quot;;CONCATENATE(([.B19]-TODAY())+3;&quot; dias para cobrar&quot;))))">
            <text:p/>
          </table:table-cell>
          <table:table-cell table:style-name="ce1" table:formula="of:=COUNTA([.H1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]&gt;0;&quot;PAGO&quot;;IF([.B20]=&quot;&quot;;&quot;&quot;;IF([.B20]-TODAY()+3&lt;0;&quot;ACABOU&quot;;CONCATENATE(([.B20]-TODAY())+3;&quot; dias para cobrar&quot;))))">
            <text:p/>
          </table:table-cell>
          <table:table-cell table:style-name="ce1" table:formula="of:=COUNTA([.H2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]&gt;0;&quot;PAGO&quot;;IF([.B21]=&quot;&quot;;&quot;&quot;;IF([.B21]-TODAY()+3&lt;0;&quot;ACABOU&quot;;CONCATENATE(([.B21]-TODAY())+3;&quot; dias para cobrar&quot;))))">
            <text:p/>
          </table:table-cell>
          <table:table-cell table:style-name="ce1" table:formula="of:=COUNTA([.H2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]&gt;0;&quot;PAGO&quot;;IF([.B22]=&quot;&quot;;&quot;&quot;;IF([.B22]-TODAY()+3&lt;0;&quot;ACABOU&quot;;CONCATENATE(([.B22]-TODAY())+3;&quot; dias para cobrar&quot;))))">
            <text:p/>
          </table:table-cell>
          <table:table-cell table:style-name="ce1" table:formula="of:=COUNTA([.H2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]&gt;0;&quot;PAGO&quot;;IF([.B23]=&quot;&quot;;&quot;&quot;;IF([.B23]-TODAY()+3&lt;0;&quot;ACABOU&quot;;CONCATENATE(([.B23]-TODAY())+3;&quot; dias para cobrar&quot;))))">
            <text:p/>
          </table:table-cell>
          <table:table-cell table:style-name="ce1" table:formula="of:=COUNTA([.H2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]&gt;0;&quot;PAGO&quot;;IF([.B24]=&quot;&quot;;&quot;&quot;;IF([.B24]-TODAY()+3&lt;0;&quot;ACABOU&quot;;CONCATENATE(([.B24]-TODAY())+3;&quot; dias para cobrar&quot;))))">
            <text:p/>
          </table:table-cell>
          <table:table-cell table:style-name="ce1" table:formula="of:=COUNTA([.H2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]&gt;0;&quot;PAGO&quot;;IF([.B25]=&quot;&quot;;&quot;&quot;;IF([.B25]-TODAY()+3&lt;0;&quot;ACABOU&quot;;CONCATENATE(([.B25]-TODAY())+3;&quot; dias para cobrar&quot;))))">
            <text:p/>
          </table:table-cell>
          <table:table-cell table:style-name="ce1" table:formula="of:=COUNTA([.H2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]&gt;0;&quot;PAGO&quot;;IF([.B26]=&quot;&quot;;&quot;&quot;;IF([.B26]-TODAY()+3&lt;0;&quot;ACABOU&quot;;CONCATENATE(([.B26]-TODAY())+3;&quot; dias para cobrar&quot;))))">
            <text:p/>
          </table:table-cell>
          <table:table-cell table:style-name="ce1" table:formula="of:=COUNTA([.H2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]&gt;0;&quot;PAGO&quot;;IF([.B27]=&quot;&quot;;&quot;&quot;;IF([.B27]-TODAY()+3&lt;0;&quot;ACABOU&quot;;CONCATENATE(([.B27]-TODAY())+3;&quot; dias para cobrar&quot;))))">
            <text:p/>
          </table:table-cell>
          <table:table-cell table:style-name="ce1" table:formula="of:=COUNTA([.H2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]&gt;0;&quot;PAGO&quot;;IF([.B28]=&quot;&quot;;&quot;&quot;;IF([.B28]-TODAY()+3&lt;0;&quot;ACABOU&quot;;CONCATENATE(([.B28]-TODAY())+3;&quot; dias para cobrar&quot;))))">
            <text:p/>
          </table:table-cell>
          <table:table-cell table:style-name="ce1" table:formula="of:=COUNTA([.H2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]&gt;0;&quot;PAGO&quot;;IF([.B29]=&quot;&quot;;&quot;&quot;;IF([.B29]-TODAY()+3&lt;0;&quot;ACABOU&quot;;CONCATENATE(([.B29]-TODAY())+3;&quot; dias para cobrar&quot;))))">
            <text:p/>
          </table:table-cell>
          <table:table-cell table:style-name="ce1" table:formula="of:=COUNTA([.H2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]&gt;0;&quot;PAGO&quot;;IF([.B30]=&quot;&quot;;&quot;&quot;;IF([.B30]-TODAY()+3&lt;0;&quot;ACABOU&quot;;CONCATENATE(([.B30]-TODAY())+3;&quot; dias para cobrar&quot;))))">
            <text:p/>
          </table:table-cell>
          <table:table-cell table:style-name="ce1" table:formula="of:=COUNTA([.H3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]&gt;0;&quot;PAGO&quot;;IF([.B31]=&quot;&quot;;&quot;&quot;;IF([.B31]-TODAY()+3&lt;0;&quot;ACABOU&quot;;CONCATENATE(([.B31]-TODAY())+3;&quot; dias para cobrar&quot;))))">
            <text:p/>
          </table:table-cell>
          <table:table-cell table:style-name="ce1" table:formula="of:=COUNTA([.H3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]&gt;0;&quot;PAGO&quot;;IF([.B32]=&quot;&quot;;&quot;&quot;;IF([.B32]-TODAY()+3&lt;0;&quot;ACABOU&quot;;CONCATENATE(([.B32]-TODAY())+3;&quot; dias para cobrar&quot;))))">
            <text:p/>
          </table:table-cell>
          <table:table-cell table:style-name="ce1" table:formula="of:=COUNTA([.H3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]&gt;0;&quot;PAGO&quot;;IF([.B33]=&quot;&quot;;&quot;&quot;;IF([.B33]-TODAY()+3&lt;0;&quot;ACABOU&quot;;CONCATENATE(([.B33]-TODAY())+3;&quot; dias para cobrar&quot;))))">
            <text:p/>
          </table:table-cell>
          <table:table-cell table:style-name="ce1" table:formula="of:=COUNTA([.H3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]&gt;0;&quot;PAGO&quot;;IF([.B34]=&quot;&quot;;&quot;&quot;;IF([.B34]-TODAY()+3&lt;0;&quot;ACABOU&quot;;CONCATENATE(([.B34]-TODAY())+3;&quot; dias para cobrar&quot;))))">
            <text:p/>
          </table:table-cell>
          <table:table-cell table:style-name="ce1" table:formula="of:=COUNTA([.H3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]&gt;0;&quot;PAGO&quot;;IF([.B35]=&quot;&quot;;&quot;&quot;;IF([.B35]-TODAY()+3&lt;0;&quot;ACABOU&quot;;CONCATENATE(([.B35]-TODAY())+3;&quot; dias para cobrar&quot;))))">
            <text:p/>
          </table:table-cell>
          <table:table-cell table:style-name="ce1" table:formula="of:=COUNTA([.H3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6]&gt;0;&quot;PAGO&quot;;IF([.B36]=&quot;&quot;;&quot;&quot;;IF([.B36]-TODAY()+3&lt;0;&quot;ACABOU&quot;;CONCATENATE(([.B36]-TODAY())+3;&quot; dias para cobrar&quot;))))">
            <text:p/>
          </table:table-cell>
          <table:table-cell table:style-name="ce1" table:formula="of:=COUNTA([.H3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7]&gt;0;&quot;PAGO&quot;;IF([.B37]=&quot;&quot;;&quot;&quot;;IF([.B37]-TODAY()+3&lt;0;&quot;ACABOU&quot;;CONCATENATE(([.B37]-TODAY())+3;&quot; dias para cobrar&quot;))))">
            <text:p/>
          </table:table-cell>
          <table:table-cell table:style-name="ce1" table:formula="of:=COUNTA([.H3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8]&gt;0;&quot;PAGO&quot;;IF([.B38]=&quot;&quot;;&quot;&quot;;IF([.B38]-TODAY()+3&lt;0;&quot;ACABOU&quot;;CONCATENATE(([.B38]-TODAY())+3;&quot; dias para cobrar&quot;))))">
            <text:p/>
          </table:table-cell>
          <table:table-cell table:style-name="ce1" table:formula="of:=COUNTA([.H3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9]&gt;0;&quot;PAGO&quot;;IF([.B39]=&quot;&quot;;&quot;&quot;;IF([.B39]-TODAY()+3&lt;0;&quot;ACABOU&quot;;CONCATENATE(([.B39]-TODAY())+3;&quot; dias para cobrar&quot;))))">
            <text:p/>
          </table:table-cell>
          <table:table-cell table:style-name="ce1" table:formula="of:=COUNTA([.H3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40]&gt;0;&quot;PAGO&quot;;IF([.B40]=&quot;&quot;;&quot;&quot;;IF([.B40]-TODAY()+3&lt;0;&quot;ACABOU&quot;;CONCATENATE(([.B40]-TODAY())+3;&quot; dias para cobrar&quot;))))">
            <text:p/>
          </table:table-cell>
          <table:table-cell table:style-name="ce1" table:formula="of:=COUNTA([.H4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41]&gt;0;&quot;PAGO&quot;;IF([.B41]=&quot;&quot;;&quot;&quot;;IF([.B41]-TODAY()+3&lt;0;&quot;ACABOU&quot;;CONCATENATE(([.B41]-TODAY())+3;&quot; dias para cobrar&quot;))))">
            <text:p/>
          </table:table-cell>
          <table:table-cell table:style-name="ce1" table:formula="of:=COUNTA([.H4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42]&gt;0;&quot;PAGO&quot;;IF([.B42]=&quot;&quot;;&quot;&quot;;IF([.B42]-TODAY()+3&lt;0;&quot;ACABOU&quot;;CONCATENATE(([.B42]-TODAY())+3;&quot; dias para cobrar&quot;))))">
            <text:p/>
          </table:table-cell>
          <table:table-cell table:style-name="ce1" table:formula="of:=COUNTA([.H4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43]&gt;0;&quot;PAGO&quot;;IF([.B43]=&quot;&quot;;&quot;&quot;;IF([.B43]-TODAY()+3&lt;0;&quot;ACABOU&quot;;CONCATENATE(([.B43]-TODAY())+3;&quot; dias para cobrar&quot;))))">
            <text:p/>
          </table:table-cell>
          <table:table-cell table:style-name="ce1" table:formula="of:=COUNTA([.H4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44]&gt;0;&quot;PAGO&quot;;IF([.B44]=&quot;&quot;;&quot;&quot;;IF([.B44]-TODAY()+3&lt;0;&quot;ACABOU&quot;;CONCATENATE(([.B44]-TODAY())+3;&quot; dias para cobrar&quot;))))">
            <text:p/>
          </table:table-cell>
          <table:table-cell table:style-name="ce1" table:formula="of:=COUNTA([.H4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45]&gt;0;&quot;PAGO&quot;;IF([.B45]=&quot;&quot;;&quot;&quot;;IF([.B45]-TODAY()+3&lt;0;&quot;ACABOU&quot;;CONCATENATE(([.B45]-TODAY())+3;&quot; dias para cobrar&quot;))))">
            <text:p/>
          </table:table-cell>
          <table:table-cell table:style-name="ce1" table:formula="of:=COUNTA([.H4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46]&gt;0;&quot;PAGO&quot;;IF([.B46]=&quot;&quot;;&quot;&quot;;IF([.B46]-TODAY()+3&lt;0;&quot;ACABOU&quot;;CONCATENATE(([.B46]-TODAY())+3;&quot; dias para cobrar&quot;))))">
            <text:p/>
          </table:table-cell>
          <table:table-cell table:style-name="ce1" table:formula="of:=COUNTA([.H4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47]&gt;0;&quot;PAGO&quot;;IF([.B47]=&quot;&quot;;&quot;&quot;;IF([.B47]-TODAY()+3&lt;0;&quot;ACABOU&quot;;CONCATENATE(([.B47]-TODAY())+3;&quot; dias para cobrar&quot;))))">
            <text:p/>
          </table:table-cell>
          <table:table-cell table:style-name="ce1" table:formula="of:=COUNTA([.H4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48]&gt;0;&quot;PAGO&quot;;IF([.B48]=&quot;&quot;;&quot;&quot;;IF([.B48]-TODAY()+3&lt;0;&quot;ACABOU&quot;;CONCATENATE(([.B48]-TODAY())+3;&quot; dias para cobrar&quot;))))">
            <text:p/>
          </table:table-cell>
          <table:table-cell table:style-name="ce1" table:formula="of:=COUNTA([.H4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49]&gt;0;&quot;PAGO&quot;;IF([.B49]=&quot;&quot;;&quot;&quot;;IF([.B49]-TODAY()+3&lt;0;&quot;ACABOU&quot;;CONCATENATE(([.B49]-TODAY())+3;&quot; dias para cobrar&quot;))))">
            <text:p/>
          </table:table-cell>
          <table:table-cell table:style-name="ce1" table:formula="of:=COUNTA([.H4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50]&gt;0;&quot;PAGO&quot;;IF([.B50]=&quot;&quot;;&quot;&quot;;IF([.B50]-TODAY()+3&lt;0;&quot;ACABOU&quot;;CONCATENATE(([.B50]-TODAY())+3;&quot; dias para cobrar&quot;))))">
            <text:p/>
          </table:table-cell>
          <table:table-cell table:style-name="ce1" table:formula="of:=COUNTA([.H5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51]&gt;0;&quot;PAGO&quot;;IF([.B51]=&quot;&quot;;&quot;&quot;;IF([.B51]-TODAY()+3&lt;0;&quot;ACABOU&quot;;CONCATENATE(([.B51]-TODAY())+3;&quot; dias para cobrar&quot;))))">
            <text:p/>
          </table:table-cell>
          <table:table-cell table:style-name="ce1" table:formula="of:=COUNTA([.H5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52]&gt;0;&quot;PAGO&quot;;IF([.B52]=&quot;&quot;;&quot;&quot;;IF([.B52]-TODAY()+3&lt;0;&quot;ACABOU&quot;;CONCATENATE(([.B52]-TODAY())+3;&quot; dias para cobrar&quot;))))">
            <text:p/>
          </table:table-cell>
          <table:table-cell table:style-name="ce1" table:formula="of:=COUNTA([.H5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53]&gt;0;&quot;PAGO&quot;;IF([.B53]=&quot;&quot;;&quot;&quot;;IF([.B53]-TODAY()+3&lt;0;&quot;ACABOU&quot;;CONCATENATE(([.B53]-TODAY())+3;&quot; dias para cobrar&quot;))))">
            <text:p/>
          </table:table-cell>
          <table:table-cell table:style-name="ce1" table:formula="of:=COUNTA([.H5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54]&gt;0;&quot;PAGO&quot;;IF([.B54]=&quot;&quot;;&quot;&quot;;IF([.B54]-TODAY()+3&lt;0;&quot;ACABOU&quot;;CONCATENATE(([.B54]-TODAY())+3;&quot; dias para cobrar&quot;))))">
            <text:p/>
          </table:table-cell>
          <table:table-cell table:style-name="ce1" table:formula="of:=COUNTA([.H5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55]&gt;0;&quot;PAGO&quot;;IF([.B55]=&quot;&quot;;&quot;&quot;;IF([.B55]-TODAY()+3&lt;0;&quot;ACABOU&quot;;CONCATENATE(([.B55]-TODAY())+3;&quot; dias para cobrar&quot;))))">
            <text:p/>
          </table:table-cell>
          <table:table-cell table:style-name="ce1" table:formula="of:=COUNTA([.H5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56]&gt;0;&quot;PAGO&quot;;IF([.B56]=&quot;&quot;;&quot;&quot;;IF([.B56]-TODAY()+3&lt;0;&quot;ACABOU&quot;;CONCATENATE(([.B56]-TODAY())+3;&quot; dias para cobrar&quot;))))">
            <text:p/>
          </table:table-cell>
          <table:table-cell table:style-name="ce1" table:formula="of:=COUNTA([.H5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57]&gt;0;&quot;PAGO&quot;;IF([.B57]=&quot;&quot;;&quot;&quot;;IF([.B57]-TODAY()+3&lt;0;&quot;ACABOU&quot;;CONCATENATE(([.B57]-TODAY())+3;&quot; dias para cobrar&quot;))))">
            <text:p/>
          </table:table-cell>
          <table:table-cell table:style-name="ce1" table:formula="of:=COUNTA([.H5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58]&gt;0;&quot;PAGO&quot;;IF([.B58]=&quot;&quot;;&quot;&quot;;IF([.B58]-TODAY()+3&lt;0;&quot;ACABOU&quot;;CONCATENATE(([.B58]-TODAY())+3;&quot; dias para cobrar&quot;))))">
            <text:p/>
          </table:table-cell>
          <table:table-cell table:style-name="ce1" table:formula="of:=COUNTA([.H5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59]&gt;0;&quot;PAGO&quot;;IF([.B59]=&quot;&quot;;&quot;&quot;;IF([.B59]-TODAY()+3&lt;0;&quot;ACABOU&quot;;CONCATENATE(([.B59]-TODAY())+3;&quot; dias para cobrar&quot;))))">
            <text:p/>
          </table:table-cell>
          <table:table-cell table:style-name="ce1" table:formula="of:=COUNTA([.H5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60]&gt;0;&quot;PAGO&quot;;IF([.B60]=&quot;&quot;;&quot;&quot;;IF([.B60]-TODAY()+3&lt;0;&quot;ACABOU&quot;;CONCATENATE(([.B60]-TODAY())+3;&quot; dias para cobrar&quot;))))">
            <text:p/>
          </table:table-cell>
          <table:table-cell table:style-name="ce1" table:formula="of:=COUNTA([.H6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61]&gt;0;&quot;PAGO&quot;;IF([.B61]=&quot;&quot;;&quot;&quot;;IF([.B61]-TODAY()+3&lt;0;&quot;ACABOU&quot;;CONCATENATE(([.B61]-TODAY())+3;&quot; dias para cobrar&quot;))))">
            <text:p/>
          </table:table-cell>
          <table:table-cell table:style-name="ce1" table:formula="of:=COUNTA([.H6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62]&gt;0;&quot;PAGO&quot;;IF([.B62]=&quot;&quot;;&quot;&quot;;IF([.B62]-TODAY()+3&lt;0;&quot;ACABOU&quot;;CONCATENATE(([.B62]-TODAY())+3;&quot; dias para cobrar&quot;))))">
            <text:p/>
          </table:table-cell>
          <table:table-cell table:style-name="ce1" table:formula="of:=COUNTA([.H6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63]&gt;0;&quot;PAGO&quot;;IF([.B63]=&quot;&quot;;&quot;&quot;;IF([.B63]-TODAY()+3&lt;0;&quot;ACABOU&quot;;CONCATENATE(([.B63]-TODAY())+3;&quot; dias para cobrar&quot;))))">
            <text:p/>
          </table:table-cell>
          <table:table-cell table:style-name="ce1" table:formula="of:=COUNTA([.H6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64]&gt;0;&quot;PAGO&quot;;IF([.B64]=&quot;&quot;;&quot;&quot;;IF([.B64]-TODAY()+3&lt;0;&quot;ACABOU&quot;;CONCATENATE(([.B64]-TODAY())+3;&quot; dias para cobrar&quot;))))">
            <text:p/>
          </table:table-cell>
          <table:table-cell table:style-name="ce1" table:formula="of:=COUNTA([.H6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65]&gt;0;&quot;PAGO&quot;;IF([.B65]=&quot;&quot;;&quot;&quot;;IF([.B65]-TODAY()+3&lt;0;&quot;ACABOU&quot;;CONCATENATE(([.B65]-TODAY())+3;&quot; dias para cobrar&quot;))))">
            <text:p/>
          </table:table-cell>
          <table:table-cell table:style-name="ce1" table:formula="of:=COUNTA([.H6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66]&gt;0;&quot;PAGO&quot;;IF([.B66]=&quot;&quot;;&quot;&quot;;IF([.B66]-TODAY()+3&lt;0;&quot;ACABOU&quot;;CONCATENATE(([.B66]-TODAY())+3;&quot; dias para cobrar&quot;))))">
            <text:p/>
          </table:table-cell>
          <table:table-cell table:style-name="ce1" table:formula="of:=COUNTA([.H6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67]&gt;0;&quot;PAGO&quot;;IF([.B67]=&quot;&quot;;&quot;&quot;;IF([.B67]-TODAY()+3&lt;0;&quot;ACABOU&quot;;CONCATENATE(([.B67]-TODAY())+3;&quot; dias para cobrar&quot;))))">
            <text:p/>
          </table:table-cell>
          <table:table-cell table:style-name="ce1" table:formula="of:=COUNTA([.H6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68]&gt;0;&quot;PAGO&quot;;IF([.B68]=&quot;&quot;;&quot;&quot;;IF([.B68]-TODAY()+3&lt;0;&quot;ACABOU&quot;;CONCATENATE(([.B68]-TODAY())+3;&quot; dias para cobrar&quot;))))">
            <text:p/>
          </table:table-cell>
          <table:table-cell table:style-name="ce1" table:formula="of:=COUNTA([.H6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69]&gt;0;&quot;PAGO&quot;;IF([.B69]=&quot;&quot;;&quot;&quot;;IF([.B69]-TODAY()+3&lt;0;&quot;ACABOU&quot;;CONCATENATE(([.B69]-TODAY())+3;&quot; dias para cobrar&quot;))))">
            <text:p/>
          </table:table-cell>
          <table:table-cell table:style-name="ce1" table:formula="of:=COUNTA([.H6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0]&gt;0;&quot;PAGO&quot;;IF([.B70]=&quot;&quot;;&quot;&quot;;IF([.B70]-TODAY()+3&lt;0;&quot;ACABOU&quot;;CONCATENATE(([.B70]-TODAY())+3;&quot; dias para cobrar&quot;))))">
            <text:p/>
          </table:table-cell>
          <table:table-cell table:style-name="ce1" table:formula="of:=COUNTA([.H7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1]&gt;0;&quot;PAGO&quot;;IF([.B71]=&quot;&quot;;&quot;&quot;;IF([.B71]-TODAY()+3&lt;0;&quot;ACABOU&quot;;CONCATENATE(([.B71]-TODAY())+3;&quot; dias para cobrar&quot;))))">
            <text:p/>
          </table:table-cell>
          <table:table-cell table:style-name="ce1" table:formula="of:=COUNTA([.H7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2]&gt;0;&quot;PAGO&quot;;IF([.B72]=&quot;&quot;;&quot;&quot;;IF([.B72]-TODAY()+3&lt;0;&quot;ACABOU&quot;;CONCATENATE(([.B72]-TODAY())+3;&quot; dias para cobrar&quot;))))">
            <text:p/>
          </table:table-cell>
          <table:table-cell table:style-name="ce1" table:formula="of:=COUNTA([.H7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3]&gt;0;&quot;PAGO&quot;;IF([.B73]=&quot;&quot;;&quot;&quot;;IF([.B73]-TODAY()+3&lt;0;&quot;ACABOU&quot;;CONCATENATE(([.B73]-TODAY())+3;&quot; dias para cobrar&quot;))))">
            <text:p/>
          </table:table-cell>
          <table:table-cell table:style-name="ce1" table:formula="of:=COUNTA([.H7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4]&gt;0;&quot;PAGO&quot;;IF([.B74]=&quot;&quot;;&quot;&quot;;IF([.B74]-TODAY()+3&lt;0;&quot;ACABOU&quot;;CONCATENATE(([.B74]-TODAY())+3;&quot; dias para cobrar&quot;))))">
            <text:p/>
          </table:table-cell>
          <table:table-cell table:style-name="ce1" table:formula="of:=COUNTA([.H7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5]&gt;0;&quot;PAGO&quot;;IF([.B75]=&quot;&quot;;&quot;&quot;;IF([.B75]-TODAY()+3&lt;0;&quot;ACABOU&quot;;CONCATENATE(([.B75]-TODAY())+3;&quot; dias para cobrar&quot;))))">
            <text:p/>
          </table:table-cell>
          <table:table-cell table:style-name="ce1" table:formula="of:=COUNTA([.H7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6]&gt;0;&quot;PAGO&quot;;IF([.B76]=&quot;&quot;;&quot;&quot;;IF([.B76]-TODAY()+3&lt;0;&quot;ACABOU&quot;;CONCATENATE(([.B76]-TODAY())+3;&quot; dias para cobrar&quot;))))">
            <text:p/>
          </table:table-cell>
          <table:table-cell table:style-name="ce1" table:formula="of:=COUNTA([.H7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7]&gt;0;&quot;PAGO&quot;;IF([.B77]=&quot;&quot;;&quot;&quot;;IF([.B77]-TODAY()+3&lt;0;&quot;ACABOU&quot;;CONCATENATE(([.B77]-TODAY())+3;&quot; dias para cobrar&quot;))))">
            <text:p/>
          </table:table-cell>
          <table:table-cell table:style-name="ce1" table:formula="of:=COUNTA([.H7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8]&gt;0;&quot;PAGO&quot;;IF([.B78]=&quot;&quot;;&quot;&quot;;IF([.B78]-TODAY()+3&lt;0;&quot;ACABOU&quot;;CONCATENATE(([.B78]-TODAY())+3;&quot; dias para cobrar&quot;))))">
            <text:p/>
          </table:table-cell>
          <table:table-cell table:style-name="ce1" table:formula="of:=COUNTA([.H7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79]&gt;0;&quot;PAGO&quot;;IF([.B79]=&quot;&quot;;&quot;&quot;;IF([.B79]-TODAY()+3&lt;0;&quot;ACABOU&quot;;CONCATENATE(([.B79]-TODAY())+3;&quot; dias para cobrar&quot;))))">
            <text:p/>
          </table:table-cell>
          <table:table-cell table:style-name="ce1" table:formula="of:=COUNTA([.H7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0]&gt;0;&quot;PAGO&quot;;IF([.B80]=&quot;&quot;;&quot;&quot;;IF([.B80]-TODAY()+3&lt;0;&quot;ACABOU&quot;;CONCATENATE(([.B80]-TODAY())+3;&quot; dias para cobrar&quot;))))">
            <text:p/>
          </table:table-cell>
          <table:table-cell table:style-name="ce1" table:formula="of:=COUNTA([.H8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1]&gt;0;&quot;PAGO&quot;;IF([.B81]=&quot;&quot;;&quot;&quot;;IF([.B81]-TODAY()+3&lt;0;&quot;ACABOU&quot;;CONCATENATE(([.B81]-TODAY())+3;&quot; dias para cobrar&quot;))))">
            <text:p/>
          </table:table-cell>
          <table:table-cell table:style-name="ce1" table:formula="of:=COUNTA([.H8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2]&gt;0;&quot;PAGO&quot;;IF([.B82]=&quot;&quot;;&quot;&quot;;IF([.B82]-TODAY()+3&lt;0;&quot;ACABOU&quot;;CONCATENATE(([.B82]-TODAY())+3;&quot; dias para cobrar&quot;))))">
            <text:p/>
          </table:table-cell>
          <table:table-cell table:style-name="ce1" table:formula="of:=COUNTA([.H8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3]&gt;0;&quot;PAGO&quot;;IF([.B83]=&quot;&quot;;&quot;&quot;;IF([.B83]-TODAY()+3&lt;0;&quot;ACABOU&quot;;CONCATENATE(([.B83]-TODAY())+3;&quot; dias para cobrar&quot;))))">
            <text:p/>
          </table:table-cell>
          <table:table-cell table:style-name="ce1" table:formula="of:=COUNTA([.H8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4]&gt;0;&quot;PAGO&quot;;IF([.B84]=&quot;&quot;;&quot;&quot;;IF([.B84]-TODAY()+3&lt;0;&quot;ACABOU&quot;;CONCATENATE(([.B84]-TODAY())+3;&quot; dias para cobrar&quot;))))">
            <text:p/>
          </table:table-cell>
          <table:table-cell table:style-name="ce1" table:formula="of:=COUNTA([.H8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5]&gt;0;&quot;PAGO&quot;;IF([.B85]=&quot;&quot;;&quot;&quot;;IF([.B85]-TODAY()+3&lt;0;&quot;ACABOU&quot;;CONCATENATE(([.B85]-TODAY())+3;&quot; dias para cobrar&quot;))))">
            <text:p/>
          </table:table-cell>
          <table:table-cell table:style-name="ce1" table:formula="of:=COUNTA([.H8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6]&gt;0;&quot;PAGO&quot;;IF([.B86]=&quot;&quot;;&quot;&quot;;IF([.B86]-TODAY()+3&lt;0;&quot;ACABOU&quot;;CONCATENATE(([.B86]-TODAY())+3;&quot; dias para cobrar&quot;))))">
            <text:p/>
          </table:table-cell>
          <table:table-cell table:style-name="ce1" table:formula="of:=COUNTA([.H8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7]&gt;0;&quot;PAGO&quot;;IF([.B87]=&quot;&quot;;&quot;&quot;;IF([.B87]-TODAY()+3&lt;0;&quot;ACABOU&quot;;CONCATENATE(([.B87]-TODAY())+3;&quot; dias para cobrar&quot;))))">
            <text:p/>
          </table:table-cell>
          <table:table-cell table:style-name="ce1" table:formula="of:=COUNTA([.H8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8]&gt;0;&quot;PAGO&quot;;IF([.B88]=&quot;&quot;;&quot;&quot;;IF([.B88]-TODAY()+3&lt;0;&quot;ACABOU&quot;;CONCATENATE(([.B88]-TODAY())+3;&quot; dias para cobrar&quot;))))">
            <text:p/>
          </table:table-cell>
          <table:table-cell table:style-name="ce1" table:formula="of:=COUNTA([.H8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89]&gt;0;&quot;PAGO&quot;;IF([.B89]=&quot;&quot;;&quot;&quot;;IF([.B89]-TODAY()+3&lt;0;&quot;ACABOU&quot;;CONCATENATE(([.B89]-TODAY())+3;&quot; dias para cobrar&quot;))))">
            <text:p/>
          </table:table-cell>
          <table:table-cell table:style-name="ce1" table:formula="of:=COUNTA([.H8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90]&gt;0;&quot;PAGO&quot;;IF([.B90]=&quot;&quot;;&quot;&quot;;IF([.B90]-TODAY()+3&lt;0;&quot;ACABOU&quot;;CONCATENATE(([.B90]-TODAY())+3;&quot; dias para cobrar&quot;))))">
            <text:p/>
          </table:table-cell>
          <table:table-cell table:style-name="ce1" table:formula="of:=COUNTA([.H9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91]&gt;0;&quot;PAGO&quot;;IF([.B91]=&quot;&quot;;&quot;&quot;;IF([.B91]-TODAY()+3&lt;0;&quot;ACABOU&quot;;CONCATENATE(([.B91]-TODAY())+3;&quot; dias para cobrar&quot;))))">
            <text:p/>
          </table:table-cell>
          <table:table-cell table:style-name="ce1" table:formula="of:=COUNTA([.H9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92]&gt;0;&quot;PAGO&quot;;IF([.B92]=&quot;&quot;;&quot;&quot;;IF([.B92]-TODAY()+3&lt;0;&quot;ACABOU&quot;;CONCATENATE(([.B92]-TODAY())+3;&quot; dias para cobrar&quot;))))">
            <text:p/>
          </table:table-cell>
          <table:table-cell table:style-name="ce1" table:formula="of:=COUNTA([.H9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93]&gt;0;&quot;PAGO&quot;;IF([.B93]=&quot;&quot;;&quot;&quot;;IF([.B93]-TODAY()+3&lt;0;&quot;ACABOU&quot;;CONCATENATE(([.B93]-TODAY())+3;&quot; dias para cobrar&quot;))))">
            <text:p/>
          </table:table-cell>
          <table:table-cell table:style-name="ce1" table:formula="of:=COUNTA([.H9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94]&gt;0;&quot;PAGO&quot;;IF([.B94]=&quot;&quot;;&quot;&quot;;IF([.B94]-TODAY()+3&lt;0;&quot;ACABOU&quot;;CONCATENATE(([.B94]-TODAY())+3;&quot; dias para cobrar&quot;))))">
            <text:p/>
          </table:table-cell>
          <table:table-cell table:style-name="ce1" table:formula="of:=COUNTA([.H9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95]&gt;0;&quot;PAGO&quot;;IF([.B95]=&quot;&quot;;&quot;&quot;;IF([.B95]-TODAY()+3&lt;0;&quot;ACABOU&quot;;CONCATENATE(([.B95]-TODAY())+3;&quot; dias para cobrar&quot;))))">
            <text:p/>
          </table:table-cell>
          <table:table-cell table:style-name="ce1" table:formula="of:=COUNTA([.H9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96]&gt;0;&quot;PAGO&quot;;IF([.B96]=&quot;&quot;;&quot;&quot;;IF([.B96]-TODAY()+3&lt;0;&quot;ACABOU&quot;;CONCATENATE(([.B96]-TODAY())+3;&quot; dias para cobrar&quot;))))">
            <text:p/>
          </table:table-cell>
          <table:table-cell table:style-name="ce1" table:formula="of:=COUNTA([.H9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97]&gt;0;&quot;PAGO&quot;;IF([.B97]=&quot;&quot;;&quot;&quot;;IF([.B97]-TODAY()+3&lt;0;&quot;ACABOU&quot;;CONCATENATE(([.B97]-TODAY())+3;&quot; dias para cobrar&quot;))))">
            <text:p/>
          </table:table-cell>
          <table:table-cell table:style-name="ce1" table:formula="of:=COUNTA([.H9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98]&gt;0;&quot;PAGO&quot;;IF([.B98]=&quot;&quot;;&quot;&quot;;IF([.B98]-TODAY()+3&lt;0;&quot;ACABOU&quot;;CONCATENATE(([.B98]-TODAY())+3;&quot; dias para cobrar&quot;))))">
            <text:p/>
          </table:table-cell>
          <table:table-cell table:style-name="ce1" table:formula="of:=COUNTA([.H9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99]&gt;0;&quot;PAGO&quot;;IF([.B99]=&quot;&quot;;&quot;&quot;;IF([.B99]-TODAY()+3&lt;0;&quot;ACABOU&quot;;CONCATENATE(([.B99]-TODAY())+3;&quot; dias para cobrar&quot;))))">
            <text:p/>
          </table:table-cell>
          <table:table-cell table:style-name="ce1" table:formula="of:=COUNTA([.H9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0]&gt;0;&quot;PAGO&quot;;IF([.B100]=&quot;&quot;;&quot;&quot;;IF([.B100]-TODAY()+3&lt;0;&quot;ACABOU&quot;;CONCATENATE(([.B100]-TODAY())+3;&quot; dias para cobrar&quot;))))">
            <text:p/>
          </table:table-cell>
          <table:table-cell table:style-name="ce1" table:formula="of:=COUNTA([.H10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1]&gt;0;&quot;PAGO&quot;;IF([.B101]=&quot;&quot;;&quot;&quot;;IF([.B101]-TODAY()+3&lt;0;&quot;ACABOU&quot;;CONCATENATE(([.B101]-TODAY())+3;&quot; dias para cobrar&quot;))))">
            <text:p/>
          </table:table-cell>
          <table:table-cell table:style-name="ce1" table:formula="of:=COUNTA([.H10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2]&gt;0;&quot;PAGO&quot;;IF([.B102]=&quot;&quot;;&quot;&quot;;IF([.B102]-TODAY()+3&lt;0;&quot;ACABOU&quot;;CONCATENATE(([.B102]-TODAY())+3;&quot; dias para cobrar&quot;))))">
            <text:p/>
          </table:table-cell>
          <table:table-cell table:style-name="ce1" table:formula="of:=COUNTA([.H10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3]&gt;0;&quot;PAGO&quot;;IF([.B103]=&quot;&quot;;&quot;&quot;;IF([.B103]-TODAY()+3&lt;0;&quot;ACABOU&quot;;CONCATENATE(([.B103]-TODAY())+3;&quot; dias para cobrar&quot;))))">
            <text:p/>
          </table:table-cell>
          <table:table-cell table:style-name="ce1" table:formula="of:=COUNTA([.H10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4]&gt;0;&quot;PAGO&quot;;IF([.B104]=&quot;&quot;;&quot;&quot;;IF([.B104]-TODAY()+3&lt;0;&quot;ACABOU&quot;;CONCATENATE(([.B104]-TODAY())+3;&quot; dias para cobrar&quot;))))">
            <text:p/>
          </table:table-cell>
          <table:table-cell table:style-name="ce1" table:formula="of:=COUNTA([.H10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5]&gt;0;&quot;PAGO&quot;;IF([.B105]=&quot;&quot;;&quot;&quot;;IF([.B105]-TODAY()+3&lt;0;&quot;ACABOU&quot;;CONCATENATE(([.B105]-TODAY())+3;&quot; dias para cobrar&quot;))))">
            <text:p/>
          </table:table-cell>
          <table:table-cell table:style-name="ce1" table:formula="of:=COUNTA([.H10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6]&gt;0;&quot;PAGO&quot;;IF([.B106]=&quot;&quot;;&quot;&quot;;IF([.B106]-TODAY()+3&lt;0;&quot;ACABOU&quot;;CONCATENATE(([.B106]-TODAY())+3;&quot; dias para cobrar&quot;))))">
            <text:p/>
          </table:table-cell>
          <table:table-cell table:style-name="ce1" table:formula="of:=COUNTA([.H10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7]&gt;0;&quot;PAGO&quot;;IF([.B107]=&quot;&quot;;&quot;&quot;;IF([.B107]-TODAY()+3&lt;0;&quot;ACABOU&quot;;CONCATENATE(([.B107]-TODAY())+3;&quot; dias para cobrar&quot;))))">
            <text:p/>
          </table:table-cell>
          <table:table-cell table:style-name="ce1" table:formula="of:=COUNTA([.H10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8]&gt;0;&quot;PAGO&quot;;IF([.B108]=&quot;&quot;;&quot;&quot;;IF([.B108]-TODAY()+3&lt;0;&quot;ACABOU&quot;;CONCATENATE(([.B108]-TODAY())+3;&quot; dias para cobrar&quot;))))">
            <text:p/>
          </table:table-cell>
          <table:table-cell table:style-name="ce1" table:formula="of:=COUNTA([.H10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09]&gt;0;&quot;PAGO&quot;;IF([.B109]=&quot;&quot;;&quot;&quot;;IF([.B109]-TODAY()+3&lt;0;&quot;ACABOU&quot;;CONCATENATE(([.B109]-TODAY())+3;&quot; dias para cobrar&quot;))))">
            <text:p/>
          </table:table-cell>
          <table:table-cell table:style-name="ce1" table:formula="of:=COUNTA([.H10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0]&gt;0;&quot;PAGO&quot;;IF([.B110]=&quot;&quot;;&quot;&quot;;IF([.B110]-TODAY()+3&lt;0;&quot;ACABOU&quot;;CONCATENATE(([.B110]-TODAY())+3;&quot; dias para cobrar&quot;))))">
            <text:p/>
          </table:table-cell>
          <table:table-cell table:style-name="ce1" table:formula="of:=COUNTA([.H11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1]&gt;0;&quot;PAGO&quot;;IF([.B111]=&quot;&quot;;&quot;&quot;;IF([.B111]-TODAY()+3&lt;0;&quot;ACABOU&quot;;CONCATENATE(([.B111]-TODAY())+3;&quot; dias para cobrar&quot;))))">
            <text:p/>
          </table:table-cell>
          <table:table-cell table:style-name="ce1" table:formula="of:=COUNTA([.H11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2]&gt;0;&quot;PAGO&quot;;IF([.B112]=&quot;&quot;;&quot;&quot;;IF([.B112]-TODAY()+3&lt;0;&quot;ACABOU&quot;;CONCATENATE(([.B112]-TODAY())+3;&quot; dias para cobrar&quot;))))">
            <text:p/>
          </table:table-cell>
          <table:table-cell table:style-name="ce1" table:formula="of:=COUNTA([.H11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3]&gt;0;&quot;PAGO&quot;;IF([.B113]=&quot;&quot;;&quot;&quot;;IF([.B113]-TODAY()+3&lt;0;&quot;ACABOU&quot;;CONCATENATE(([.B113]-TODAY())+3;&quot; dias para cobrar&quot;))))">
            <text:p/>
          </table:table-cell>
          <table:table-cell table:style-name="ce1" table:formula="of:=COUNTA([.H11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4]&gt;0;&quot;PAGO&quot;;IF([.B114]=&quot;&quot;;&quot;&quot;;IF([.B114]-TODAY()+3&lt;0;&quot;ACABOU&quot;;CONCATENATE(([.B114]-TODAY())+3;&quot; dias para cobrar&quot;))))">
            <text:p/>
          </table:table-cell>
          <table:table-cell table:style-name="ce1" table:formula="of:=COUNTA([.H11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5]&gt;0;&quot;PAGO&quot;;IF([.B115]=&quot;&quot;;&quot;&quot;;IF([.B115]-TODAY()+3&lt;0;&quot;ACABOU&quot;;CONCATENATE(([.B115]-TODAY())+3;&quot; dias para cobrar&quot;))))">
            <text:p/>
          </table:table-cell>
          <table:table-cell table:style-name="ce1" table:formula="of:=COUNTA([.H11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6]&gt;0;&quot;PAGO&quot;;IF([.B116]=&quot;&quot;;&quot;&quot;;IF([.B116]-TODAY()+3&lt;0;&quot;ACABOU&quot;;CONCATENATE(([.B116]-TODAY())+3;&quot; dias para cobrar&quot;))))">
            <text:p/>
          </table:table-cell>
          <table:table-cell table:style-name="ce1" table:formula="of:=COUNTA([.H11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7]&gt;0;&quot;PAGO&quot;;IF([.B117]=&quot;&quot;;&quot;&quot;;IF([.B117]-TODAY()+3&lt;0;&quot;ACABOU&quot;;CONCATENATE(([.B117]-TODAY())+3;&quot; dias para cobrar&quot;))))">
            <text:p/>
          </table:table-cell>
          <table:table-cell table:style-name="ce1" table:formula="of:=COUNTA([.H11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8]&gt;0;&quot;PAGO&quot;;IF([.B118]=&quot;&quot;;&quot;&quot;;IF([.B118]-TODAY()+3&lt;0;&quot;ACABOU&quot;;CONCATENATE(([.B118]-TODAY())+3;&quot; dias para cobrar&quot;))))">
            <text:p/>
          </table:table-cell>
          <table:table-cell table:style-name="ce1" table:formula="of:=COUNTA([.H11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19]&gt;0;&quot;PAGO&quot;;IF([.B119]=&quot;&quot;;&quot;&quot;;IF([.B119]-TODAY()+3&lt;0;&quot;ACABOU&quot;;CONCATENATE(([.B119]-TODAY())+3;&quot; dias para cobrar&quot;))))">
            <text:p/>
          </table:table-cell>
          <table:table-cell table:style-name="ce1" table:formula="of:=COUNTA([.H11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0]&gt;0;&quot;PAGO&quot;;IF([.B120]=&quot;&quot;;&quot;&quot;;IF([.B120]-TODAY()+3&lt;0;&quot;ACABOU&quot;;CONCATENATE(([.B120]-TODAY())+3;&quot; dias para cobrar&quot;))))">
            <text:p/>
          </table:table-cell>
          <table:table-cell table:style-name="ce1" table:formula="of:=COUNTA([.H12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1]&gt;0;&quot;PAGO&quot;;IF([.B121]=&quot;&quot;;&quot;&quot;;IF([.B121]-TODAY()+3&lt;0;&quot;ACABOU&quot;;CONCATENATE(([.B121]-TODAY())+3;&quot; dias para cobrar&quot;))))">
            <text:p/>
          </table:table-cell>
          <table:table-cell table:style-name="ce1" table:formula="of:=COUNTA([.H12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2]&gt;0;&quot;PAGO&quot;;IF([.B122]=&quot;&quot;;&quot;&quot;;IF([.B122]-TODAY()+3&lt;0;&quot;ACABOU&quot;;CONCATENATE(([.B122]-TODAY())+3;&quot; dias para cobrar&quot;))))">
            <text:p/>
          </table:table-cell>
          <table:table-cell table:style-name="ce1" table:formula="of:=COUNTA([.H12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3]&gt;0;&quot;PAGO&quot;;IF([.B123]=&quot;&quot;;&quot;&quot;;IF([.B123]-TODAY()+3&lt;0;&quot;ACABOU&quot;;CONCATENATE(([.B123]-TODAY())+3;&quot; dias para cobrar&quot;))))">
            <text:p/>
          </table:table-cell>
          <table:table-cell table:style-name="ce1" table:formula="of:=COUNTA([.H12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4]&gt;0;&quot;PAGO&quot;;IF([.B124]=&quot;&quot;;&quot;&quot;;IF([.B124]-TODAY()+3&lt;0;&quot;ACABOU&quot;;CONCATENATE(([.B124]-TODAY())+3;&quot; dias para cobrar&quot;))))">
            <text:p/>
          </table:table-cell>
          <table:table-cell table:style-name="ce1" table:formula="of:=COUNTA([.H12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5]&gt;0;&quot;PAGO&quot;;IF([.B125]=&quot;&quot;;&quot;&quot;;IF([.B125]-TODAY()+3&lt;0;&quot;ACABOU&quot;;CONCATENATE(([.B125]-TODAY())+3;&quot; dias para cobrar&quot;))))">
            <text:p/>
          </table:table-cell>
          <table:table-cell table:style-name="ce1" table:formula="of:=COUNTA([.H12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6]&gt;0;&quot;PAGO&quot;;IF([.B126]=&quot;&quot;;&quot;&quot;;IF([.B126]-TODAY()+3&lt;0;&quot;ACABOU&quot;;CONCATENATE(([.B126]-TODAY())+3;&quot; dias para cobrar&quot;))))">
            <text:p/>
          </table:table-cell>
          <table:table-cell table:style-name="ce1" table:formula="of:=COUNTA([.H12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7]&gt;0;&quot;PAGO&quot;;IF([.B127]=&quot;&quot;;&quot;&quot;;IF([.B127]-TODAY()+3&lt;0;&quot;ACABOU&quot;;CONCATENATE(([.B127]-TODAY())+3;&quot; dias para cobrar&quot;))))">
            <text:p/>
          </table:table-cell>
          <table:table-cell table:style-name="ce1" table:formula="of:=COUNTA([.H12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8]&gt;0;&quot;PAGO&quot;;IF([.B128]=&quot;&quot;;&quot;&quot;;IF([.B128]-TODAY()+3&lt;0;&quot;ACABOU&quot;;CONCATENATE(([.B128]-TODAY())+3;&quot; dias para cobrar&quot;))))">
            <text:p/>
          </table:table-cell>
          <table:table-cell table:style-name="ce1" table:formula="of:=COUNTA([.H12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29]&gt;0;&quot;PAGO&quot;;IF([.B129]=&quot;&quot;;&quot;&quot;;IF([.B129]-TODAY()+3&lt;0;&quot;ACABOU&quot;;CONCATENATE(([.B129]-TODAY())+3;&quot; dias para cobrar&quot;))))">
            <text:p/>
          </table:table-cell>
          <table:table-cell table:style-name="ce1" table:formula="of:=COUNTA([.H12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0]&gt;0;&quot;PAGO&quot;;IF([.B130]=&quot;&quot;;&quot;&quot;;IF([.B130]-TODAY()+3&lt;0;&quot;ACABOU&quot;;CONCATENATE(([.B130]-TODAY())+3;&quot; dias para cobrar&quot;))))">
            <text:p/>
          </table:table-cell>
          <table:table-cell table:style-name="ce1" table:formula="of:=COUNTA([.H13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1]&gt;0;&quot;PAGO&quot;;IF([.B131]=&quot;&quot;;&quot;&quot;;IF([.B131]-TODAY()+3&lt;0;&quot;ACABOU&quot;;CONCATENATE(([.B131]-TODAY())+3;&quot; dias para cobrar&quot;))))">
            <text:p/>
          </table:table-cell>
          <table:table-cell table:style-name="ce1" table:formula="of:=COUNTA([.H13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2]&gt;0;&quot;PAGO&quot;;IF([.B132]=&quot;&quot;;&quot;&quot;;IF([.B132]-TODAY()+3&lt;0;&quot;ACABOU&quot;;CONCATENATE(([.B132]-TODAY())+3;&quot; dias para cobrar&quot;))))">
            <text:p/>
          </table:table-cell>
          <table:table-cell table:style-name="ce1" table:formula="of:=COUNTA([.H13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3]&gt;0;&quot;PAGO&quot;;IF([.B133]=&quot;&quot;;&quot;&quot;;IF([.B133]-TODAY()+3&lt;0;&quot;ACABOU&quot;;CONCATENATE(([.B133]-TODAY())+3;&quot; dias para cobrar&quot;))))">
            <text:p/>
          </table:table-cell>
          <table:table-cell table:style-name="ce1" table:formula="of:=COUNTA([.H13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4]&gt;0;&quot;PAGO&quot;;IF([.B134]=&quot;&quot;;&quot;&quot;;IF([.B134]-TODAY()+3&lt;0;&quot;ACABOU&quot;;CONCATENATE(([.B134]-TODAY())+3;&quot; dias para cobrar&quot;))))">
            <text:p/>
          </table:table-cell>
          <table:table-cell table:style-name="ce1" table:formula="of:=COUNTA([.H13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5]&gt;0;&quot;PAGO&quot;;IF([.B135]=&quot;&quot;;&quot;&quot;;IF([.B135]-TODAY()+3&lt;0;&quot;ACABOU&quot;;CONCATENATE(([.B135]-TODAY())+3;&quot; dias para cobrar&quot;))))">
            <text:p/>
          </table:table-cell>
          <table:table-cell table:style-name="ce1" table:formula="of:=COUNTA([.H13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6]&gt;0;&quot;PAGO&quot;;IF([.B136]=&quot;&quot;;&quot;&quot;;IF([.B136]-TODAY()+3&lt;0;&quot;ACABOU&quot;;CONCATENATE(([.B136]-TODAY())+3;&quot; dias para cobrar&quot;))))">
            <text:p/>
          </table:table-cell>
          <table:table-cell table:style-name="ce1" table:formula="of:=COUNTA([.H13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7]&gt;0;&quot;PAGO&quot;;IF([.B137]=&quot;&quot;;&quot;&quot;;IF([.B137]-TODAY()+3&lt;0;&quot;ACABOU&quot;;CONCATENATE(([.B137]-TODAY())+3;&quot; dias para cobrar&quot;))))">
            <text:p/>
          </table:table-cell>
          <table:table-cell table:style-name="ce1" table:formula="of:=COUNTA([.H13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8]&gt;0;&quot;PAGO&quot;;IF([.B138]=&quot;&quot;;&quot;&quot;;IF([.B138]-TODAY()+3&lt;0;&quot;ACABOU&quot;;CONCATENATE(([.B138]-TODAY())+3;&quot; dias para cobrar&quot;))))">
            <text:p/>
          </table:table-cell>
          <table:table-cell table:style-name="ce1" table:formula="of:=COUNTA([.H13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39]&gt;0;&quot;PAGO&quot;;IF([.B139]=&quot;&quot;;&quot;&quot;;IF([.B139]-TODAY()+3&lt;0;&quot;ACABOU&quot;;CONCATENATE(([.B139]-TODAY())+3;&quot; dias para cobrar&quot;))))">
            <text:p/>
          </table:table-cell>
          <table:table-cell table:style-name="ce1" table:formula="of:=COUNTA([.H13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0]&gt;0;&quot;PAGO&quot;;IF([.B140]=&quot;&quot;;&quot;&quot;;IF([.B140]-TODAY()+3&lt;0;&quot;ACABOU&quot;;CONCATENATE(([.B140]-TODAY())+3;&quot; dias para cobrar&quot;))))">
            <text:p/>
          </table:table-cell>
          <table:table-cell table:style-name="ce1" table:formula="of:=COUNTA([.H14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1]&gt;0;&quot;PAGO&quot;;IF([.B141]=&quot;&quot;;&quot;&quot;;IF([.B141]-TODAY()+3&lt;0;&quot;ACABOU&quot;;CONCATENATE(([.B141]-TODAY())+3;&quot; dias para cobrar&quot;))))">
            <text:p/>
          </table:table-cell>
          <table:table-cell table:style-name="ce1" table:formula="of:=COUNTA([.H14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2]&gt;0;&quot;PAGO&quot;;IF([.B142]=&quot;&quot;;&quot;&quot;;IF([.B142]-TODAY()+3&lt;0;&quot;ACABOU&quot;;CONCATENATE(([.B142]-TODAY())+3;&quot; dias para cobrar&quot;))))">
            <text:p/>
          </table:table-cell>
          <table:table-cell table:style-name="ce1" table:formula="of:=COUNTA([.H14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3]&gt;0;&quot;PAGO&quot;;IF([.B143]=&quot;&quot;;&quot;&quot;;IF([.B143]-TODAY()+3&lt;0;&quot;ACABOU&quot;;CONCATENATE(([.B143]-TODAY())+3;&quot; dias para cobrar&quot;))))">
            <text:p/>
          </table:table-cell>
          <table:table-cell table:style-name="ce1" table:formula="of:=COUNTA([.H14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4]&gt;0;&quot;PAGO&quot;;IF([.B144]=&quot;&quot;;&quot;&quot;;IF([.B144]-TODAY()+3&lt;0;&quot;ACABOU&quot;;CONCATENATE(([.B144]-TODAY())+3;&quot; dias para cobrar&quot;))))">
            <text:p/>
          </table:table-cell>
          <table:table-cell table:style-name="ce1" table:formula="of:=COUNTA([.H14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5]&gt;0;&quot;PAGO&quot;;IF([.B145]=&quot;&quot;;&quot;&quot;;IF([.B145]-TODAY()+3&lt;0;&quot;ACABOU&quot;;CONCATENATE(([.B145]-TODAY())+3;&quot; dias para cobrar&quot;))))">
            <text:p/>
          </table:table-cell>
          <table:table-cell table:style-name="ce1" table:formula="of:=COUNTA([.H14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6]&gt;0;&quot;PAGO&quot;;IF([.B146]=&quot;&quot;;&quot;&quot;;IF([.B146]-TODAY()+3&lt;0;&quot;ACABOU&quot;;CONCATENATE(([.B146]-TODAY())+3;&quot; dias para cobrar&quot;))))">
            <text:p/>
          </table:table-cell>
          <table:table-cell table:style-name="ce1" table:formula="of:=COUNTA([.H14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7]&gt;0;&quot;PAGO&quot;;IF([.B147]=&quot;&quot;;&quot;&quot;;IF([.B147]-TODAY()+3&lt;0;&quot;ACABOU&quot;;CONCATENATE(([.B147]-TODAY())+3;&quot; dias para cobrar&quot;))))">
            <text:p/>
          </table:table-cell>
          <table:table-cell table:style-name="ce1" table:formula="of:=COUNTA([.H14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8]&gt;0;&quot;PAGO&quot;;IF([.B148]=&quot;&quot;;&quot;&quot;;IF([.B148]-TODAY()+3&lt;0;&quot;ACABOU&quot;;CONCATENATE(([.B148]-TODAY())+3;&quot; dias para cobrar&quot;))))">
            <text:p/>
          </table:table-cell>
          <table:table-cell table:style-name="ce1" table:formula="of:=COUNTA([.H14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49]&gt;0;&quot;PAGO&quot;;IF([.B149]=&quot;&quot;;&quot;&quot;;IF([.B149]-TODAY()+3&lt;0;&quot;ACABOU&quot;;CONCATENATE(([.B149]-TODAY())+3;&quot; dias para cobrar&quot;))))">
            <text:p/>
          </table:table-cell>
          <table:table-cell table:style-name="ce1" table:formula="of:=COUNTA([.H14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0]&gt;0;&quot;PAGO&quot;;IF([.B150]=&quot;&quot;;&quot;&quot;;IF([.B150]-TODAY()+3&lt;0;&quot;ACABOU&quot;;CONCATENATE(([.B150]-TODAY())+3;&quot; dias para cobrar&quot;))))">
            <text:p/>
          </table:table-cell>
          <table:table-cell table:style-name="ce1" table:formula="of:=COUNTA([.H15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1]&gt;0;&quot;PAGO&quot;;IF([.B151]=&quot;&quot;;&quot;&quot;;IF([.B151]-TODAY()+3&lt;0;&quot;ACABOU&quot;;CONCATENATE(([.B151]-TODAY())+3;&quot; dias para cobrar&quot;))))">
            <text:p/>
          </table:table-cell>
          <table:table-cell table:style-name="ce1" table:formula="of:=COUNTA([.H15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2]&gt;0;&quot;PAGO&quot;;IF([.B152]=&quot;&quot;;&quot;&quot;;IF([.B152]-TODAY()+3&lt;0;&quot;ACABOU&quot;;CONCATENATE(([.B152]-TODAY())+3;&quot; dias para cobrar&quot;))))">
            <text:p/>
          </table:table-cell>
          <table:table-cell table:style-name="ce1" table:formula="of:=COUNTA([.H15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3]&gt;0;&quot;PAGO&quot;;IF([.B153]=&quot;&quot;;&quot;&quot;;IF([.B153]-TODAY()+3&lt;0;&quot;ACABOU&quot;;CONCATENATE(([.B153]-TODAY())+3;&quot; dias para cobrar&quot;))))">
            <text:p/>
          </table:table-cell>
          <table:table-cell table:style-name="ce1" table:formula="of:=COUNTA([.H15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4]&gt;0;&quot;PAGO&quot;;IF([.B154]=&quot;&quot;;&quot;&quot;;IF([.B154]-TODAY()+3&lt;0;&quot;ACABOU&quot;;CONCATENATE(([.B154]-TODAY())+3;&quot; dias para cobrar&quot;))))">
            <text:p/>
          </table:table-cell>
          <table:table-cell table:style-name="ce1" table:formula="of:=COUNTA([.H15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5]&gt;0;&quot;PAGO&quot;;IF([.B155]=&quot;&quot;;&quot;&quot;;IF([.B155]-TODAY()+3&lt;0;&quot;ACABOU&quot;;CONCATENATE(([.B155]-TODAY())+3;&quot; dias para cobrar&quot;))))">
            <text:p/>
          </table:table-cell>
          <table:table-cell table:style-name="ce1" table:formula="of:=COUNTA([.H15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6]&gt;0;&quot;PAGO&quot;;IF([.B156]=&quot;&quot;;&quot;&quot;;IF([.B156]-TODAY()+3&lt;0;&quot;ACABOU&quot;;CONCATENATE(([.B156]-TODAY())+3;&quot; dias para cobrar&quot;))))">
            <text:p/>
          </table:table-cell>
          <table:table-cell table:style-name="ce1" table:formula="of:=COUNTA([.H15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7]&gt;0;&quot;PAGO&quot;;IF([.B157]=&quot;&quot;;&quot;&quot;;IF([.B157]-TODAY()+3&lt;0;&quot;ACABOU&quot;;CONCATENATE(([.B157]-TODAY())+3;&quot; dias para cobrar&quot;))))">
            <text:p/>
          </table:table-cell>
          <table:table-cell table:style-name="ce1" table:formula="of:=COUNTA([.H15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8]&gt;0;&quot;PAGO&quot;;IF([.B158]=&quot;&quot;;&quot;&quot;;IF([.B158]-TODAY()+3&lt;0;&quot;ACABOU&quot;;CONCATENATE(([.B158]-TODAY())+3;&quot; dias para cobrar&quot;))))">
            <text:p/>
          </table:table-cell>
          <table:table-cell table:style-name="ce1" table:formula="of:=COUNTA([.H15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59]&gt;0;&quot;PAGO&quot;;IF([.B159]=&quot;&quot;;&quot;&quot;;IF([.B159]-TODAY()+3&lt;0;&quot;ACABOU&quot;;CONCATENATE(([.B159]-TODAY())+3;&quot; dias para cobrar&quot;))))">
            <text:p/>
          </table:table-cell>
          <table:table-cell table:style-name="ce1" table:formula="of:=COUNTA([.H15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0]&gt;0;&quot;PAGO&quot;;IF([.B160]=&quot;&quot;;&quot;&quot;;IF([.B160]-TODAY()+3&lt;0;&quot;ACABOU&quot;;CONCATENATE(([.B160]-TODAY())+3;&quot; dias para cobrar&quot;))))">
            <text:p/>
          </table:table-cell>
          <table:table-cell table:style-name="ce1" table:formula="of:=COUNTA([.H16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1]&gt;0;&quot;PAGO&quot;;IF([.B161]=&quot;&quot;;&quot;&quot;;IF([.B161]-TODAY()+3&lt;0;&quot;ACABOU&quot;;CONCATENATE(([.B161]-TODAY())+3;&quot; dias para cobrar&quot;))))">
            <text:p/>
          </table:table-cell>
          <table:table-cell table:style-name="ce1" table:formula="of:=COUNTA([.H16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2]&gt;0;&quot;PAGO&quot;;IF([.B162]=&quot;&quot;;&quot;&quot;;IF([.B162]-TODAY()+3&lt;0;&quot;ACABOU&quot;;CONCATENATE(([.B162]-TODAY())+3;&quot; dias para cobrar&quot;))))">
            <text:p/>
          </table:table-cell>
          <table:table-cell table:style-name="ce1" table:formula="of:=COUNTA([.H16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3]&gt;0;&quot;PAGO&quot;;IF([.B163]=&quot;&quot;;&quot;&quot;;IF([.B163]-TODAY()+3&lt;0;&quot;ACABOU&quot;;CONCATENATE(([.B163]-TODAY())+3;&quot; dias para cobrar&quot;))))">
            <text:p/>
          </table:table-cell>
          <table:table-cell table:style-name="ce1" table:formula="of:=COUNTA([.H16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4]&gt;0;&quot;PAGO&quot;;IF([.B164]=&quot;&quot;;&quot;&quot;;IF([.B164]-TODAY()+3&lt;0;&quot;ACABOU&quot;;CONCATENATE(([.B164]-TODAY())+3;&quot; dias para cobrar&quot;))))">
            <text:p/>
          </table:table-cell>
          <table:table-cell table:style-name="ce1" table:formula="of:=COUNTA([.H16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5]&gt;0;&quot;PAGO&quot;;IF([.B165]=&quot;&quot;;&quot;&quot;;IF([.B165]-TODAY()+3&lt;0;&quot;ACABOU&quot;;CONCATENATE(([.B165]-TODAY())+3;&quot; dias para cobrar&quot;))))">
            <text:p/>
          </table:table-cell>
          <table:table-cell table:style-name="ce1" table:formula="of:=COUNTA([.H16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6]&gt;0;&quot;PAGO&quot;;IF([.B166]=&quot;&quot;;&quot;&quot;;IF([.B166]-TODAY()+3&lt;0;&quot;ACABOU&quot;;CONCATENATE(([.B166]-TODAY())+3;&quot; dias para cobrar&quot;))))">
            <text:p/>
          </table:table-cell>
          <table:table-cell table:style-name="ce1" table:formula="of:=COUNTA([.H16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7]&gt;0;&quot;PAGO&quot;;IF([.B167]=&quot;&quot;;&quot;&quot;;IF([.B167]-TODAY()+3&lt;0;&quot;ACABOU&quot;;CONCATENATE(([.B167]-TODAY())+3;&quot; dias para cobrar&quot;))))">
            <text:p/>
          </table:table-cell>
          <table:table-cell table:style-name="ce1" table:formula="of:=COUNTA([.H16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8]&gt;0;&quot;PAGO&quot;;IF([.B168]=&quot;&quot;;&quot;&quot;;IF([.B168]-TODAY()+3&lt;0;&quot;ACABOU&quot;;CONCATENATE(([.B168]-TODAY())+3;&quot; dias para cobrar&quot;))))">
            <text:p/>
          </table:table-cell>
          <table:table-cell table:style-name="ce1" table:formula="of:=COUNTA([.H16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69]&gt;0;&quot;PAGO&quot;;IF([.B169]=&quot;&quot;;&quot;&quot;;IF([.B169]-TODAY()+3&lt;0;&quot;ACABOU&quot;;CONCATENATE(([.B169]-TODAY())+3;&quot; dias para cobrar&quot;))))">
            <text:p/>
          </table:table-cell>
          <table:table-cell table:style-name="ce1" table:formula="of:=COUNTA([.H16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0]&gt;0;&quot;PAGO&quot;;IF([.B170]=&quot;&quot;;&quot;&quot;;IF([.B170]-TODAY()+3&lt;0;&quot;ACABOU&quot;;CONCATENATE(([.B170]-TODAY())+3;&quot; dias para cobrar&quot;))))">
            <text:p/>
          </table:table-cell>
          <table:table-cell table:style-name="ce1" table:formula="of:=COUNTA([.H17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1]&gt;0;&quot;PAGO&quot;;IF([.B171]=&quot;&quot;;&quot;&quot;;IF([.B171]-TODAY()+3&lt;0;&quot;ACABOU&quot;;CONCATENATE(([.B171]-TODAY())+3;&quot; dias para cobrar&quot;))))">
            <text:p/>
          </table:table-cell>
          <table:table-cell table:style-name="ce1" table:formula="of:=COUNTA([.H17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2]&gt;0;&quot;PAGO&quot;;IF([.B172]=&quot;&quot;;&quot;&quot;;IF([.B172]-TODAY()+3&lt;0;&quot;ACABOU&quot;;CONCATENATE(([.B172]-TODAY())+3;&quot; dias para cobrar&quot;))))">
            <text:p/>
          </table:table-cell>
          <table:table-cell table:style-name="ce1" table:formula="of:=COUNTA([.H17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3]&gt;0;&quot;PAGO&quot;;IF([.B173]=&quot;&quot;;&quot;&quot;;IF([.B173]-TODAY()+3&lt;0;&quot;ACABOU&quot;;CONCATENATE(([.B173]-TODAY())+3;&quot; dias para cobrar&quot;))))">
            <text:p/>
          </table:table-cell>
          <table:table-cell table:style-name="ce1" table:formula="of:=COUNTA([.H17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4]&gt;0;&quot;PAGO&quot;;IF([.B174]=&quot;&quot;;&quot;&quot;;IF([.B174]-TODAY()+3&lt;0;&quot;ACABOU&quot;;CONCATENATE(([.B174]-TODAY())+3;&quot; dias para cobrar&quot;))))">
            <text:p/>
          </table:table-cell>
          <table:table-cell table:style-name="ce1" table:formula="of:=COUNTA([.H17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5]&gt;0;&quot;PAGO&quot;;IF([.B175]=&quot;&quot;;&quot;&quot;;IF([.B175]-TODAY()+3&lt;0;&quot;ACABOU&quot;;CONCATENATE(([.B175]-TODAY())+3;&quot; dias para cobrar&quot;))))">
            <text:p/>
          </table:table-cell>
          <table:table-cell table:style-name="ce1" table:formula="of:=COUNTA([.H17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6]&gt;0;&quot;PAGO&quot;;IF([.B176]=&quot;&quot;;&quot;&quot;;IF([.B176]-TODAY()+3&lt;0;&quot;ACABOU&quot;;CONCATENATE(([.B176]-TODAY())+3;&quot; dias para cobrar&quot;))))">
            <text:p/>
          </table:table-cell>
          <table:table-cell table:style-name="ce1" table:formula="of:=COUNTA([.H17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7]&gt;0;&quot;PAGO&quot;;IF([.B177]=&quot;&quot;;&quot;&quot;;IF([.B177]-TODAY()+3&lt;0;&quot;ACABOU&quot;;CONCATENATE(([.B177]-TODAY())+3;&quot; dias para cobrar&quot;))))">
            <text:p/>
          </table:table-cell>
          <table:table-cell table:style-name="ce1" table:formula="of:=COUNTA([.H17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8]&gt;0;&quot;PAGO&quot;;IF([.B178]=&quot;&quot;;&quot;&quot;;IF([.B178]-TODAY()+3&lt;0;&quot;ACABOU&quot;;CONCATENATE(([.B178]-TODAY())+3;&quot; dias para cobrar&quot;))))">
            <text:p/>
          </table:table-cell>
          <table:table-cell table:style-name="ce1" table:formula="of:=COUNTA([.H17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79]&gt;0;&quot;PAGO&quot;;IF([.B179]=&quot;&quot;;&quot;&quot;;IF([.B179]-TODAY()+3&lt;0;&quot;ACABOU&quot;;CONCATENATE(([.B179]-TODAY())+3;&quot; dias para cobrar&quot;))))">
            <text:p/>
          </table:table-cell>
          <table:table-cell table:style-name="ce1" table:formula="of:=COUNTA([.H17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0]&gt;0;&quot;PAGO&quot;;IF([.B180]=&quot;&quot;;&quot;&quot;;IF([.B180]-TODAY()+3&lt;0;&quot;ACABOU&quot;;CONCATENATE(([.B180]-TODAY())+3;&quot; dias para cobrar&quot;))))">
            <text:p/>
          </table:table-cell>
          <table:table-cell table:style-name="ce1" table:formula="of:=COUNTA([.H18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1]&gt;0;&quot;PAGO&quot;;IF([.B181]=&quot;&quot;;&quot;&quot;;IF([.B181]-TODAY()+3&lt;0;&quot;ACABOU&quot;;CONCATENATE(([.B181]-TODAY())+3;&quot; dias para cobrar&quot;))))">
            <text:p/>
          </table:table-cell>
          <table:table-cell table:style-name="ce1" table:formula="of:=COUNTA([.H18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2]&gt;0;&quot;PAGO&quot;;IF([.B182]=&quot;&quot;;&quot;&quot;;IF([.B182]-TODAY()+3&lt;0;&quot;ACABOU&quot;;CONCATENATE(([.B182]-TODAY())+3;&quot; dias para cobrar&quot;))))">
            <text:p/>
          </table:table-cell>
          <table:table-cell table:style-name="ce1" table:formula="of:=COUNTA([.H18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3]&gt;0;&quot;PAGO&quot;;IF([.B183]=&quot;&quot;;&quot;&quot;;IF([.B183]-TODAY()+3&lt;0;&quot;ACABOU&quot;;CONCATENATE(([.B183]-TODAY())+3;&quot; dias para cobrar&quot;))))">
            <text:p/>
          </table:table-cell>
          <table:table-cell table:style-name="ce1" table:formula="of:=COUNTA([.H18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4]&gt;0;&quot;PAGO&quot;;IF([.B184]=&quot;&quot;;&quot;&quot;;IF([.B184]-TODAY()+3&lt;0;&quot;ACABOU&quot;;CONCATENATE(([.B184]-TODAY())+3;&quot; dias para cobrar&quot;))))">
            <text:p/>
          </table:table-cell>
          <table:table-cell table:style-name="ce1" table:formula="of:=COUNTA([.H18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5]&gt;0;&quot;PAGO&quot;;IF([.B185]=&quot;&quot;;&quot;&quot;;IF([.B185]-TODAY()+3&lt;0;&quot;ACABOU&quot;;CONCATENATE(([.B185]-TODAY())+3;&quot; dias para cobrar&quot;))))">
            <text:p/>
          </table:table-cell>
          <table:table-cell table:style-name="ce1" table:formula="of:=COUNTA([.H18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6]&gt;0;&quot;PAGO&quot;;IF([.B186]=&quot;&quot;;&quot;&quot;;IF([.B186]-TODAY()+3&lt;0;&quot;ACABOU&quot;;CONCATENATE(([.B186]-TODAY())+3;&quot; dias para cobrar&quot;))))">
            <text:p/>
          </table:table-cell>
          <table:table-cell table:style-name="ce1" table:formula="of:=COUNTA([.H18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7]&gt;0;&quot;PAGO&quot;;IF([.B187]=&quot;&quot;;&quot;&quot;;IF([.B187]-TODAY()+3&lt;0;&quot;ACABOU&quot;;CONCATENATE(([.B187]-TODAY())+3;&quot; dias para cobrar&quot;))))">
            <text:p/>
          </table:table-cell>
          <table:table-cell table:style-name="ce1" table:formula="of:=COUNTA([.H18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8]&gt;0;&quot;PAGO&quot;;IF([.B188]=&quot;&quot;;&quot;&quot;;IF([.B188]-TODAY()+3&lt;0;&quot;ACABOU&quot;;CONCATENATE(([.B188]-TODAY())+3;&quot; dias para cobrar&quot;))))">
            <text:p/>
          </table:table-cell>
          <table:table-cell table:style-name="ce1" table:formula="of:=COUNTA([.H18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89]&gt;0;&quot;PAGO&quot;;IF([.B189]=&quot;&quot;;&quot;&quot;;IF([.B189]-TODAY()+3&lt;0;&quot;ACABOU&quot;;CONCATENATE(([.B189]-TODAY())+3;&quot; dias para cobrar&quot;))))">
            <text:p/>
          </table:table-cell>
          <table:table-cell table:style-name="ce1" table:formula="of:=COUNTA([.H18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0]&gt;0;&quot;PAGO&quot;;IF([.B190]=&quot;&quot;;&quot;&quot;;IF([.B190]-TODAY()+3&lt;0;&quot;ACABOU&quot;;CONCATENATE(([.B190]-TODAY())+3;&quot; dias para cobrar&quot;))))">
            <text:p/>
          </table:table-cell>
          <table:table-cell table:style-name="ce1" table:formula="of:=COUNTA([.H19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1]&gt;0;&quot;PAGO&quot;;IF([.B191]=&quot;&quot;;&quot;&quot;;IF([.B191]-TODAY()+3&lt;0;&quot;ACABOU&quot;;CONCATENATE(([.B191]-TODAY())+3;&quot; dias para cobrar&quot;))))">
            <text:p/>
          </table:table-cell>
          <table:table-cell table:style-name="ce1" table:formula="of:=COUNTA([.H19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2]&gt;0;&quot;PAGO&quot;;IF([.B192]=&quot;&quot;;&quot;&quot;;IF([.B192]-TODAY()+3&lt;0;&quot;ACABOU&quot;;CONCATENATE(([.B192]-TODAY())+3;&quot; dias para cobrar&quot;))))">
            <text:p/>
          </table:table-cell>
          <table:table-cell table:style-name="ce1" table:formula="of:=COUNTA([.H19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3]&gt;0;&quot;PAGO&quot;;IF([.B193]=&quot;&quot;;&quot;&quot;;IF([.B193]-TODAY()+3&lt;0;&quot;ACABOU&quot;;CONCATENATE(([.B193]-TODAY())+3;&quot; dias para cobrar&quot;))))">
            <text:p/>
          </table:table-cell>
          <table:table-cell table:style-name="ce1" table:formula="of:=COUNTA([.H19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4]&gt;0;&quot;PAGO&quot;;IF([.B194]=&quot;&quot;;&quot;&quot;;IF([.B194]-TODAY()+3&lt;0;&quot;ACABOU&quot;;CONCATENATE(([.B194]-TODAY())+3;&quot; dias para cobrar&quot;))))">
            <text:p/>
          </table:table-cell>
          <table:table-cell table:style-name="ce1" table:formula="of:=COUNTA([.H19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5]&gt;0;&quot;PAGO&quot;;IF([.B195]=&quot;&quot;;&quot;&quot;;IF([.B195]-TODAY()+3&lt;0;&quot;ACABOU&quot;;CONCATENATE(([.B195]-TODAY())+3;&quot; dias para cobrar&quot;))))">
            <text:p/>
          </table:table-cell>
          <table:table-cell table:style-name="ce1" table:formula="of:=COUNTA([.H19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6]&gt;0;&quot;PAGO&quot;;IF([.B196]=&quot;&quot;;&quot;&quot;;IF([.B196]-TODAY()+3&lt;0;&quot;ACABOU&quot;;CONCATENATE(([.B196]-TODAY())+3;&quot; dias para cobrar&quot;))))">
            <text:p/>
          </table:table-cell>
          <table:table-cell table:style-name="ce1" table:formula="of:=COUNTA([.H19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7]&gt;0;&quot;PAGO&quot;;IF([.B197]=&quot;&quot;;&quot;&quot;;IF([.B197]-TODAY()+3&lt;0;&quot;ACABOU&quot;;CONCATENATE(([.B197]-TODAY())+3;&quot; dias para cobrar&quot;))))">
            <text:p/>
          </table:table-cell>
          <table:table-cell table:style-name="ce1" table:formula="of:=COUNTA([.H19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8]&gt;0;&quot;PAGO&quot;;IF([.B198]=&quot;&quot;;&quot;&quot;;IF([.B198]-TODAY()+3&lt;0;&quot;ACABOU&quot;;CONCATENATE(([.B198]-TODAY())+3;&quot; dias para cobrar&quot;))))">
            <text:p/>
          </table:table-cell>
          <table:table-cell table:style-name="ce1" table:formula="of:=COUNTA([.H19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199]&gt;0;&quot;PAGO&quot;;IF([.B199]=&quot;&quot;;&quot;&quot;;IF([.B199]-TODAY()+3&lt;0;&quot;ACABOU&quot;;CONCATENATE(([.B199]-TODAY())+3;&quot; dias para cobrar&quot;))))">
            <text:p/>
          </table:table-cell>
          <table:table-cell table:style-name="ce1" table:formula="of:=COUNTA([.H19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0]&gt;0;&quot;PAGO&quot;;IF([.B200]=&quot;&quot;;&quot;&quot;;IF([.B200]-TODAY()+3&lt;0;&quot;ACABOU&quot;;CONCATENATE(([.B200]-TODAY())+3;&quot; dias para cobrar&quot;))))">
            <text:p/>
          </table:table-cell>
          <table:table-cell table:style-name="ce1" table:formula="of:=COUNTA([.H20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1]&gt;0;&quot;PAGO&quot;;IF([.B201]=&quot;&quot;;&quot;&quot;;IF([.B201]-TODAY()+3&lt;0;&quot;ACABOU&quot;;CONCATENATE(([.B201]-TODAY())+3;&quot; dias para cobrar&quot;))))">
            <text:p/>
          </table:table-cell>
          <table:table-cell table:style-name="ce1" table:formula="of:=COUNTA([.H20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2]&gt;0;&quot;PAGO&quot;;IF([.B202]=&quot;&quot;;&quot;&quot;;IF([.B202]-TODAY()+3&lt;0;&quot;ACABOU&quot;;CONCATENATE(([.B202]-TODAY())+3;&quot; dias para cobrar&quot;))))">
            <text:p/>
          </table:table-cell>
          <table:table-cell table:style-name="ce1" table:formula="of:=COUNTA([.H20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3]&gt;0;&quot;PAGO&quot;;IF([.B203]=&quot;&quot;;&quot;&quot;;IF([.B203]-TODAY()+3&lt;0;&quot;ACABOU&quot;;CONCATENATE(([.B203]-TODAY())+3;&quot; dias para cobrar&quot;))))">
            <text:p/>
          </table:table-cell>
          <table:table-cell table:style-name="ce1" table:formula="of:=COUNTA([.H20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4]&gt;0;&quot;PAGO&quot;;IF([.B204]=&quot;&quot;;&quot;&quot;;IF([.B204]-TODAY()+3&lt;0;&quot;ACABOU&quot;;CONCATENATE(([.B204]-TODAY())+3;&quot; dias para cobrar&quot;))))">
            <text:p/>
          </table:table-cell>
          <table:table-cell table:style-name="ce1" table:formula="of:=COUNTA([.H20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5]&gt;0;&quot;PAGO&quot;;IF([.B205]=&quot;&quot;;&quot;&quot;;IF([.B205]-TODAY()+3&lt;0;&quot;ACABOU&quot;;CONCATENATE(([.B205]-TODAY())+3;&quot; dias para cobrar&quot;))))">
            <text:p/>
          </table:table-cell>
          <table:table-cell table:style-name="ce1" table:formula="of:=COUNTA([.H20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6]&gt;0;&quot;PAGO&quot;;IF([.B206]=&quot;&quot;;&quot;&quot;;IF([.B206]-TODAY()+3&lt;0;&quot;ACABOU&quot;;CONCATENATE(([.B206]-TODAY())+3;&quot; dias para cobrar&quot;))))">
            <text:p/>
          </table:table-cell>
          <table:table-cell table:style-name="ce1" table:formula="of:=COUNTA([.H20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7]&gt;0;&quot;PAGO&quot;;IF([.B207]=&quot;&quot;;&quot;&quot;;IF([.B207]-TODAY()+3&lt;0;&quot;ACABOU&quot;;CONCATENATE(([.B207]-TODAY())+3;&quot; dias para cobrar&quot;))))">
            <text:p/>
          </table:table-cell>
          <table:table-cell table:style-name="ce1" table:formula="of:=COUNTA([.H20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8]&gt;0;&quot;PAGO&quot;;IF([.B208]=&quot;&quot;;&quot;&quot;;IF([.B208]-TODAY()+3&lt;0;&quot;ACABOU&quot;;CONCATENATE(([.B208]-TODAY())+3;&quot; dias para cobrar&quot;))))">
            <text:p/>
          </table:table-cell>
          <table:table-cell table:style-name="ce1" table:formula="of:=COUNTA([.H20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09]&gt;0;&quot;PAGO&quot;;IF([.B209]=&quot;&quot;;&quot;&quot;;IF([.B209]-TODAY()+3&lt;0;&quot;ACABOU&quot;;CONCATENATE(([.B209]-TODAY())+3;&quot; dias para cobrar&quot;))))">
            <text:p/>
          </table:table-cell>
          <table:table-cell table:style-name="ce1" table:formula="of:=COUNTA([.H20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0]&gt;0;&quot;PAGO&quot;;IF([.B210]=&quot;&quot;;&quot;&quot;;IF([.B210]-TODAY()+3&lt;0;&quot;ACABOU&quot;;CONCATENATE(([.B210]-TODAY())+3;&quot; dias para cobrar&quot;))))">
            <text:p/>
          </table:table-cell>
          <table:table-cell table:style-name="ce1" table:formula="of:=COUNTA([.H21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1]&gt;0;&quot;PAGO&quot;;IF([.B211]=&quot;&quot;;&quot;&quot;;IF([.B211]-TODAY()+3&lt;0;&quot;ACABOU&quot;;CONCATENATE(([.B211]-TODAY())+3;&quot; dias para cobrar&quot;))))">
            <text:p/>
          </table:table-cell>
          <table:table-cell table:style-name="ce1" table:formula="of:=COUNTA([.H21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2]&gt;0;&quot;PAGO&quot;;IF([.B212]=&quot;&quot;;&quot;&quot;;IF([.B212]-TODAY()+3&lt;0;&quot;ACABOU&quot;;CONCATENATE(([.B212]-TODAY())+3;&quot; dias para cobrar&quot;))))">
            <text:p/>
          </table:table-cell>
          <table:table-cell table:style-name="ce1" table:formula="of:=COUNTA([.H21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3]&gt;0;&quot;PAGO&quot;;IF([.B213]=&quot;&quot;;&quot;&quot;;IF([.B213]-TODAY()+3&lt;0;&quot;ACABOU&quot;;CONCATENATE(([.B213]-TODAY())+3;&quot; dias para cobrar&quot;))))">
            <text:p/>
          </table:table-cell>
          <table:table-cell table:style-name="ce1" table:formula="of:=COUNTA([.H21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4]&gt;0;&quot;PAGO&quot;;IF([.B214]=&quot;&quot;;&quot;&quot;;IF([.B214]-TODAY()+3&lt;0;&quot;ACABOU&quot;;CONCATENATE(([.B214]-TODAY())+3;&quot; dias para cobrar&quot;))))">
            <text:p/>
          </table:table-cell>
          <table:table-cell table:style-name="ce1" table:formula="of:=COUNTA([.H21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5]&gt;0;&quot;PAGO&quot;;IF([.B215]=&quot;&quot;;&quot;&quot;;IF([.B215]-TODAY()+3&lt;0;&quot;ACABOU&quot;;CONCATENATE(([.B215]-TODAY())+3;&quot; dias para cobrar&quot;))))">
            <text:p/>
          </table:table-cell>
          <table:table-cell table:style-name="ce1" table:formula="of:=COUNTA([.H21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6]&gt;0;&quot;PAGO&quot;;IF([.B216]=&quot;&quot;;&quot;&quot;;IF([.B216]-TODAY()+3&lt;0;&quot;ACABOU&quot;;CONCATENATE(([.B216]-TODAY())+3;&quot; dias para cobrar&quot;))))">
            <text:p/>
          </table:table-cell>
          <table:table-cell table:style-name="ce1" table:formula="of:=COUNTA([.H21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7]&gt;0;&quot;PAGO&quot;;IF([.B217]=&quot;&quot;;&quot;&quot;;IF([.B217]-TODAY()+3&lt;0;&quot;ACABOU&quot;;CONCATENATE(([.B217]-TODAY())+3;&quot; dias para cobrar&quot;))))">
            <text:p/>
          </table:table-cell>
          <table:table-cell table:style-name="ce1" table:formula="of:=COUNTA([.H21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8]&gt;0;&quot;PAGO&quot;;IF([.B218]=&quot;&quot;;&quot;&quot;;IF([.B218]-TODAY()+3&lt;0;&quot;ACABOU&quot;;CONCATENATE(([.B218]-TODAY())+3;&quot; dias para cobrar&quot;))))">
            <text:p/>
          </table:table-cell>
          <table:table-cell table:style-name="ce1" table:formula="of:=COUNTA([.H21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19]&gt;0;&quot;PAGO&quot;;IF([.B219]=&quot;&quot;;&quot;&quot;;IF([.B219]-TODAY()+3&lt;0;&quot;ACABOU&quot;;CONCATENATE(([.B219]-TODAY())+3;&quot; dias para cobrar&quot;))))">
            <text:p/>
          </table:table-cell>
          <table:table-cell table:style-name="ce1" table:formula="of:=COUNTA([.H21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0]&gt;0;&quot;PAGO&quot;;IF([.B220]=&quot;&quot;;&quot;&quot;;IF([.B220]-TODAY()+3&lt;0;&quot;ACABOU&quot;;CONCATENATE(([.B220]-TODAY())+3;&quot; dias para cobrar&quot;))))">
            <text:p/>
          </table:table-cell>
          <table:table-cell table:style-name="ce1" table:formula="of:=COUNTA([.H22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1]&gt;0;&quot;PAGO&quot;;IF([.B221]=&quot;&quot;;&quot;&quot;;IF([.B221]-TODAY()+3&lt;0;&quot;ACABOU&quot;;CONCATENATE(([.B221]-TODAY())+3;&quot; dias para cobrar&quot;))))">
            <text:p/>
          </table:table-cell>
          <table:table-cell table:style-name="ce1" table:formula="of:=COUNTA([.H22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2]&gt;0;&quot;PAGO&quot;;IF([.B222]=&quot;&quot;;&quot;&quot;;IF([.B222]-TODAY()+3&lt;0;&quot;ACABOU&quot;;CONCATENATE(([.B222]-TODAY())+3;&quot; dias para cobrar&quot;))))">
            <text:p/>
          </table:table-cell>
          <table:table-cell table:style-name="ce1" table:formula="of:=COUNTA([.H22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3]&gt;0;&quot;PAGO&quot;;IF([.B223]=&quot;&quot;;&quot;&quot;;IF([.B223]-TODAY()+3&lt;0;&quot;ACABOU&quot;;CONCATENATE(([.B223]-TODAY())+3;&quot; dias para cobrar&quot;))))">
            <text:p/>
          </table:table-cell>
          <table:table-cell table:style-name="ce1" table:formula="of:=COUNTA([.H22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4]&gt;0;&quot;PAGO&quot;;IF([.B224]=&quot;&quot;;&quot;&quot;;IF([.B224]-TODAY()+3&lt;0;&quot;ACABOU&quot;;CONCATENATE(([.B224]-TODAY())+3;&quot; dias para cobrar&quot;))))">
            <text:p/>
          </table:table-cell>
          <table:table-cell table:style-name="ce1" table:formula="of:=COUNTA([.H22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5]&gt;0;&quot;PAGO&quot;;IF([.B225]=&quot;&quot;;&quot;&quot;;IF([.B225]-TODAY()+3&lt;0;&quot;ACABOU&quot;;CONCATENATE(([.B225]-TODAY())+3;&quot; dias para cobrar&quot;))))">
            <text:p/>
          </table:table-cell>
          <table:table-cell table:style-name="ce1" table:formula="of:=COUNTA([.H22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6]&gt;0;&quot;PAGO&quot;;IF([.B226]=&quot;&quot;;&quot;&quot;;IF([.B226]-TODAY()+3&lt;0;&quot;ACABOU&quot;;CONCATENATE(([.B226]-TODAY())+3;&quot; dias para cobrar&quot;))))">
            <text:p/>
          </table:table-cell>
          <table:table-cell table:style-name="ce1" table:formula="of:=COUNTA([.H22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7]&gt;0;&quot;PAGO&quot;;IF([.B227]=&quot;&quot;;&quot;&quot;;IF([.B227]-TODAY()+3&lt;0;&quot;ACABOU&quot;;CONCATENATE(([.B227]-TODAY())+3;&quot; dias para cobrar&quot;))))">
            <text:p/>
          </table:table-cell>
          <table:table-cell table:style-name="ce1" table:formula="of:=COUNTA([.H22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8]&gt;0;&quot;PAGO&quot;;IF([.B228]=&quot;&quot;;&quot;&quot;;IF([.B228]-TODAY()+3&lt;0;&quot;ACABOU&quot;;CONCATENATE(([.B228]-TODAY())+3;&quot; dias para cobrar&quot;))))">
            <text:p/>
          </table:table-cell>
          <table:table-cell table:style-name="ce1" table:formula="of:=COUNTA([.H22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29]&gt;0;&quot;PAGO&quot;;IF([.B229]=&quot;&quot;;&quot;&quot;;IF([.B229]-TODAY()+3&lt;0;&quot;ACABOU&quot;;CONCATENATE(([.B229]-TODAY())+3;&quot; dias para cobrar&quot;))))">
            <text:p/>
          </table:table-cell>
          <table:table-cell table:style-name="ce1" table:formula="of:=COUNTA([.H22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0]&gt;0;&quot;PAGO&quot;;IF([.B230]=&quot;&quot;;&quot;&quot;;IF([.B230]-TODAY()+3&lt;0;&quot;ACABOU&quot;;CONCATENATE(([.B230]-TODAY())+3;&quot; dias para cobrar&quot;))))">
            <text:p/>
          </table:table-cell>
          <table:table-cell table:style-name="ce1" table:formula="of:=COUNTA([.H23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1]&gt;0;&quot;PAGO&quot;;IF([.B231]=&quot;&quot;;&quot;&quot;;IF([.B231]-TODAY()+3&lt;0;&quot;ACABOU&quot;;CONCATENATE(([.B231]-TODAY())+3;&quot; dias para cobrar&quot;))))">
            <text:p/>
          </table:table-cell>
          <table:table-cell table:style-name="ce1" table:formula="of:=COUNTA([.H23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2]&gt;0;&quot;PAGO&quot;;IF([.B232]=&quot;&quot;;&quot;&quot;;IF([.B232]-TODAY()+3&lt;0;&quot;ACABOU&quot;;CONCATENATE(([.B232]-TODAY())+3;&quot; dias para cobrar&quot;))))">
            <text:p/>
          </table:table-cell>
          <table:table-cell table:style-name="ce1" table:formula="of:=COUNTA([.H23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3]&gt;0;&quot;PAGO&quot;;IF([.B233]=&quot;&quot;;&quot;&quot;;IF([.B233]-TODAY()+3&lt;0;&quot;ACABOU&quot;;CONCATENATE(([.B233]-TODAY())+3;&quot; dias para cobrar&quot;))))">
            <text:p/>
          </table:table-cell>
          <table:table-cell table:style-name="ce1" table:formula="of:=COUNTA([.H23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4]&gt;0;&quot;PAGO&quot;;IF([.B234]=&quot;&quot;;&quot;&quot;;IF([.B234]-TODAY()+3&lt;0;&quot;ACABOU&quot;;CONCATENATE(([.B234]-TODAY())+3;&quot; dias para cobrar&quot;))))">
            <text:p/>
          </table:table-cell>
          <table:table-cell table:style-name="ce1" table:formula="of:=COUNTA([.H23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5]&gt;0;&quot;PAGO&quot;;IF([.B235]=&quot;&quot;;&quot;&quot;;IF([.B235]-TODAY()+3&lt;0;&quot;ACABOU&quot;;CONCATENATE(([.B235]-TODAY())+3;&quot; dias para cobrar&quot;))))">
            <text:p/>
          </table:table-cell>
          <table:table-cell table:style-name="ce1" table:formula="of:=COUNTA([.H23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6]&gt;0;&quot;PAGO&quot;;IF([.B236]=&quot;&quot;;&quot;&quot;;IF([.B236]-TODAY()+3&lt;0;&quot;ACABOU&quot;;CONCATENATE(([.B236]-TODAY())+3;&quot; dias para cobrar&quot;))))">
            <text:p/>
          </table:table-cell>
          <table:table-cell table:style-name="ce1" table:formula="of:=COUNTA([.H23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7]&gt;0;&quot;PAGO&quot;;IF([.B237]=&quot;&quot;;&quot;&quot;;IF([.B237]-TODAY()+3&lt;0;&quot;ACABOU&quot;;CONCATENATE(([.B237]-TODAY())+3;&quot; dias para cobrar&quot;))))">
            <text:p/>
          </table:table-cell>
          <table:table-cell table:style-name="ce1" table:formula="of:=COUNTA([.H23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8]&gt;0;&quot;PAGO&quot;;IF([.B238]=&quot;&quot;;&quot;&quot;;IF([.B238]-TODAY()+3&lt;0;&quot;ACABOU&quot;;CONCATENATE(([.B238]-TODAY())+3;&quot; dias para cobrar&quot;))))">
            <text:p/>
          </table:table-cell>
          <table:table-cell table:style-name="ce1" table:formula="of:=COUNTA([.H23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39]&gt;0;&quot;PAGO&quot;;IF([.B239]=&quot;&quot;;&quot;&quot;;IF([.B239]-TODAY()+3&lt;0;&quot;ACABOU&quot;;CONCATENATE(([.B239]-TODAY())+3;&quot; dias para cobrar&quot;))))">
            <text:p/>
          </table:table-cell>
          <table:table-cell table:style-name="ce1" table:formula="of:=COUNTA([.H23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0]&gt;0;&quot;PAGO&quot;;IF([.B240]=&quot;&quot;;&quot;&quot;;IF([.B240]-TODAY()+3&lt;0;&quot;ACABOU&quot;;CONCATENATE(([.B240]-TODAY())+3;&quot; dias para cobrar&quot;))))">
            <text:p/>
          </table:table-cell>
          <table:table-cell table:style-name="ce1" table:formula="of:=COUNTA([.H24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1]&gt;0;&quot;PAGO&quot;;IF([.B241]=&quot;&quot;;&quot;&quot;;IF([.B241]-TODAY()+3&lt;0;&quot;ACABOU&quot;;CONCATENATE(([.B241]-TODAY())+3;&quot; dias para cobrar&quot;))))">
            <text:p/>
          </table:table-cell>
          <table:table-cell table:style-name="ce1" table:formula="of:=COUNTA([.H24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2]&gt;0;&quot;PAGO&quot;;IF([.B242]=&quot;&quot;;&quot;&quot;;IF([.B242]-TODAY()+3&lt;0;&quot;ACABOU&quot;;CONCATENATE(([.B242]-TODAY())+3;&quot; dias para cobrar&quot;))))">
            <text:p/>
          </table:table-cell>
          <table:table-cell table:style-name="ce1" table:formula="of:=COUNTA([.H24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3]&gt;0;&quot;PAGO&quot;;IF([.B243]=&quot;&quot;;&quot;&quot;;IF([.B243]-TODAY()+3&lt;0;&quot;ACABOU&quot;;CONCATENATE(([.B243]-TODAY())+3;&quot; dias para cobrar&quot;))))">
            <text:p/>
          </table:table-cell>
          <table:table-cell table:style-name="ce1" table:formula="of:=COUNTA([.H24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4]&gt;0;&quot;PAGO&quot;;IF([.B244]=&quot;&quot;;&quot;&quot;;IF([.B244]-TODAY()+3&lt;0;&quot;ACABOU&quot;;CONCATENATE(([.B244]-TODAY())+3;&quot; dias para cobrar&quot;))))">
            <text:p/>
          </table:table-cell>
          <table:table-cell table:style-name="ce1" table:formula="of:=COUNTA([.H24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5]&gt;0;&quot;PAGO&quot;;IF([.B245]=&quot;&quot;;&quot;&quot;;IF([.B245]-TODAY()+3&lt;0;&quot;ACABOU&quot;;CONCATENATE(([.B245]-TODAY())+3;&quot; dias para cobrar&quot;))))">
            <text:p/>
          </table:table-cell>
          <table:table-cell table:style-name="ce1" table:formula="of:=COUNTA([.H24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6]&gt;0;&quot;PAGO&quot;;IF([.B246]=&quot;&quot;;&quot;&quot;;IF([.B246]-TODAY()+3&lt;0;&quot;ACABOU&quot;;CONCATENATE(([.B246]-TODAY())+3;&quot; dias para cobrar&quot;))))">
            <text:p/>
          </table:table-cell>
          <table:table-cell table:style-name="ce1" table:formula="of:=COUNTA([.H24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7]&gt;0;&quot;PAGO&quot;;IF([.B247]=&quot;&quot;;&quot;&quot;;IF([.B247]-TODAY()+3&lt;0;&quot;ACABOU&quot;;CONCATENATE(([.B247]-TODAY())+3;&quot; dias para cobrar&quot;))))">
            <text:p/>
          </table:table-cell>
          <table:table-cell table:style-name="ce1" table:formula="of:=COUNTA([.H24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8]&gt;0;&quot;PAGO&quot;;IF([.B248]=&quot;&quot;;&quot;&quot;;IF([.B248]-TODAY()+3&lt;0;&quot;ACABOU&quot;;CONCATENATE(([.B248]-TODAY())+3;&quot; dias para cobrar&quot;))))">
            <text:p/>
          </table:table-cell>
          <table:table-cell table:style-name="ce1" table:formula="of:=COUNTA([.H24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49]&gt;0;&quot;PAGO&quot;;IF([.B249]=&quot;&quot;;&quot;&quot;;IF([.B249]-TODAY()+3&lt;0;&quot;ACABOU&quot;;CONCATENATE(([.B249]-TODAY())+3;&quot; dias para cobrar&quot;))))">
            <text:p/>
          </table:table-cell>
          <table:table-cell table:style-name="ce1" table:formula="of:=COUNTA([.H24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0]&gt;0;&quot;PAGO&quot;;IF([.B250]=&quot;&quot;;&quot;&quot;;IF([.B250]-TODAY()+3&lt;0;&quot;ACABOU&quot;;CONCATENATE(([.B250]-TODAY())+3;&quot; dias para cobrar&quot;))))">
            <text:p/>
          </table:table-cell>
          <table:table-cell table:style-name="ce1" table:formula="of:=COUNTA([.H25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1]&gt;0;&quot;PAGO&quot;;IF([.B251]=&quot;&quot;;&quot;&quot;;IF([.B251]-TODAY()+3&lt;0;&quot;ACABOU&quot;;CONCATENATE(([.B251]-TODAY())+3;&quot; dias para cobrar&quot;))))">
            <text:p/>
          </table:table-cell>
          <table:table-cell table:style-name="ce1" table:formula="of:=COUNTA([.H25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2]&gt;0;&quot;PAGO&quot;;IF([.B252]=&quot;&quot;;&quot;&quot;;IF([.B252]-TODAY()+3&lt;0;&quot;ACABOU&quot;;CONCATENATE(([.B252]-TODAY())+3;&quot; dias para cobrar&quot;))))">
            <text:p/>
          </table:table-cell>
          <table:table-cell table:style-name="ce1" table:formula="of:=COUNTA([.H25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3]&gt;0;&quot;PAGO&quot;;IF([.B253]=&quot;&quot;;&quot;&quot;;IF([.B253]-TODAY()+3&lt;0;&quot;ACABOU&quot;;CONCATENATE(([.B253]-TODAY())+3;&quot; dias para cobrar&quot;))))">
            <text:p/>
          </table:table-cell>
          <table:table-cell table:style-name="ce1" table:formula="of:=COUNTA([.H25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4]&gt;0;&quot;PAGO&quot;;IF([.B254]=&quot;&quot;;&quot;&quot;;IF([.B254]-TODAY()+3&lt;0;&quot;ACABOU&quot;;CONCATENATE(([.B254]-TODAY())+3;&quot; dias para cobrar&quot;))))">
            <text:p/>
          </table:table-cell>
          <table:table-cell table:style-name="ce1" table:formula="of:=COUNTA([.H25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5]&gt;0;&quot;PAGO&quot;;IF([.B255]=&quot;&quot;;&quot;&quot;;IF([.B255]-TODAY()+3&lt;0;&quot;ACABOU&quot;;CONCATENATE(([.B255]-TODAY())+3;&quot; dias para cobrar&quot;))))">
            <text:p/>
          </table:table-cell>
          <table:table-cell table:style-name="ce1" table:formula="of:=COUNTA([.H25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6]&gt;0;&quot;PAGO&quot;;IF([.B256]=&quot;&quot;;&quot;&quot;;IF([.B256]-TODAY()+3&lt;0;&quot;ACABOU&quot;;CONCATENATE(([.B256]-TODAY())+3;&quot; dias para cobrar&quot;))))">
            <text:p/>
          </table:table-cell>
          <table:table-cell table:style-name="ce1" table:formula="of:=COUNTA([.H25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7]&gt;0;&quot;PAGO&quot;;IF([.B257]=&quot;&quot;;&quot;&quot;;IF([.B257]-TODAY()+3&lt;0;&quot;ACABOU&quot;;CONCATENATE(([.B257]-TODAY())+3;&quot; dias para cobrar&quot;))))">
            <text:p/>
          </table:table-cell>
          <table:table-cell table:style-name="ce1" table:formula="of:=COUNTA([.H25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8]&gt;0;&quot;PAGO&quot;;IF([.B258]=&quot;&quot;;&quot;&quot;;IF([.B258]-TODAY()+3&lt;0;&quot;ACABOU&quot;;CONCATENATE(([.B258]-TODAY())+3;&quot; dias para cobrar&quot;))))">
            <text:p/>
          </table:table-cell>
          <table:table-cell table:style-name="ce1" table:formula="of:=COUNTA([.H25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59]&gt;0;&quot;PAGO&quot;;IF([.B259]=&quot;&quot;;&quot;&quot;;IF([.B259]-TODAY()+3&lt;0;&quot;ACABOU&quot;;CONCATENATE(([.B259]-TODAY())+3;&quot; dias para cobrar&quot;))))">
            <text:p/>
          </table:table-cell>
          <table:table-cell table:style-name="ce1" table:formula="of:=COUNTA([.H25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0]&gt;0;&quot;PAGO&quot;;IF([.B260]=&quot;&quot;;&quot;&quot;;IF([.B260]-TODAY()+3&lt;0;&quot;ACABOU&quot;;CONCATENATE(([.B260]-TODAY())+3;&quot; dias para cobrar&quot;))))">
            <text:p/>
          </table:table-cell>
          <table:table-cell table:style-name="ce1" table:formula="of:=COUNTA([.H26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1]&gt;0;&quot;PAGO&quot;;IF([.B261]=&quot;&quot;;&quot;&quot;;IF([.B261]-TODAY()+3&lt;0;&quot;ACABOU&quot;;CONCATENATE(([.B261]-TODAY())+3;&quot; dias para cobrar&quot;))))">
            <text:p/>
          </table:table-cell>
          <table:table-cell table:style-name="ce1" table:formula="of:=COUNTA([.H26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2]&gt;0;&quot;PAGO&quot;;IF([.B262]=&quot;&quot;;&quot;&quot;;IF([.B262]-TODAY()+3&lt;0;&quot;ACABOU&quot;;CONCATENATE(([.B262]-TODAY())+3;&quot; dias para cobrar&quot;))))">
            <text:p/>
          </table:table-cell>
          <table:table-cell table:style-name="ce1" table:formula="of:=COUNTA([.H26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3]&gt;0;&quot;PAGO&quot;;IF([.B263]=&quot;&quot;;&quot;&quot;;IF([.B263]-TODAY()+3&lt;0;&quot;ACABOU&quot;;CONCATENATE(([.B263]-TODAY())+3;&quot; dias para cobrar&quot;))))">
            <text:p/>
          </table:table-cell>
          <table:table-cell table:style-name="ce1" table:formula="of:=COUNTA([.H26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4]&gt;0;&quot;PAGO&quot;;IF([.B264]=&quot;&quot;;&quot;&quot;;IF([.B264]-TODAY()+3&lt;0;&quot;ACABOU&quot;;CONCATENATE(([.B264]-TODAY())+3;&quot; dias para cobrar&quot;))))">
            <text:p/>
          </table:table-cell>
          <table:table-cell table:style-name="ce1" table:formula="of:=COUNTA([.H26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5]&gt;0;&quot;PAGO&quot;;IF([.B265]=&quot;&quot;;&quot;&quot;;IF([.B265]-TODAY()+3&lt;0;&quot;ACABOU&quot;;CONCATENATE(([.B265]-TODAY())+3;&quot; dias para cobrar&quot;))))">
            <text:p/>
          </table:table-cell>
          <table:table-cell table:style-name="ce1" table:formula="of:=COUNTA([.H26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6]&gt;0;&quot;PAGO&quot;;IF([.B266]=&quot;&quot;;&quot;&quot;;IF([.B266]-TODAY()+3&lt;0;&quot;ACABOU&quot;;CONCATENATE(([.B266]-TODAY())+3;&quot; dias para cobrar&quot;))))">
            <text:p/>
          </table:table-cell>
          <table:table-cell table:style-name="ce1" table:formula="of:=COUNTA([.H26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7]&gt;0;&quot;PAGO&quot;;IF([.B267]=&quot;&quot;;&quot;&quot;;IF([.B267]-TODAY()+3&lt;0;&quot;ACABOU&quot;;CONCATENATE(([.B267]-TODAY())+3;&quot; dias para cobrar&quot;))))">
            <text:p/>
          </table:table-cell>
          <table:table-cell table:style-name="ce1" table:formula="of:=COUNTA([.H26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8]&gt;0;&quot;PAGO&quot;;IF([.B268]=&quot;&quot;;&quot;&quot;;IF([.B268]-TODAY()+3&lt;0;&quot;ACABOU&quot;;CONCATENATE(([.B268]-TODAY())+3;&quot; dias para cobrar&quot;))))">
            <text:p/>
          </table:table-cell>
          <table:table-cell table:style-name="ce1" table:formula="of:=COUNTA([.H26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69]&gt;0;&quot;PAGO&quot;;IF([.B269]=&quot;&quot;;&quot;&quot;;IF([.B269]-TODAY()+3&lt;0;&quot;ACABOU&quot;;CONCATENATE(([.B269]-TODAY())+3;&quot; dias para cobrar&quot;))))">
            <text:p/>
          </table:table-cell>
          <table:table-cell table:style-name="ce1" table:formula="of:=COUNTA([.H26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0]&gt;0;&quot;PAGO&quot;;IF([.B270]=&quot;&quot;;&quot;&quot;;IF([.B270]-TODAY()+3&lt;0;&quot;ACABOU&quot;;CONCATENATE(([.B270]-TODAY())+3;&quot; dias para cobrar&quot;))))">
            <text:p/>
          </table:table-cell>
          <table:table-cell table:style-name="ce1" table:formula="of:=COUNTA([.H27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1]&gt;0;&quot;PAGO&quot;;IF([.B271]=&quot;&quot;;&quot;&quot;;IF([.B271]-TODAY()+3&lt;0;&quot;ACABOU&quot;;CONCATENATE(([.B271]-TODAY())+3;&quot; dias para cobrar&quot;))))">
            <text:p/>
          </table:table-cell>
          <table:table-cell table:style-name="ce1" table:formula="of:=COUNTA([.H27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2]&gt;0;&quot;PAGO&quot;;IF([.B272]=&quot;&quot;;&quot;&quot;;IF([.B272]-TODAY()+3&lt;0;&quot;ACABOU&quot;;CONCATENATE(([.B272]-TODAY())+3;&quot; dias para cobrar&quot;))))">
            <text:p/>
          </table:table-cell>
          <table:table-cell table:style-name="ce1" table:formula="of:=COUNTA([.H27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3]&gt;0;&quot;PAGO&quot;;IF([.B273]=&quot;&quot;;&quot;&quot;;IF([.B273]-TODAY()+3&lt;0;&quot;ACABOU&quot;;CONCATENATE(([.B273]-TODAY())+3;&quot; dias para cobrar&quot;))))">
            <text:p/>
          </table:table-cell>
          <table:table-cell table:style-name="ce1" table:formula="of:=COUNTA([.H27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4]&gt;0;&quot;PAGO&quot;;IF([.B274]=&quot;&quot;;&quot;&quot;;IF([.B274]-TODAY()+3&lt;0;&quot;ACABOU&quot;;CONCATENATE(([.B274]-TODAY())+3;&quot; dias para cobrar&quot;))))">
            <text:p/>
          </table:table-cell>
          <table:table-cell table:style-name="ce1" table:formula="of:=COUNTA([.H27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5]&gt;0;&quot;PAGO&quot;;IF([.B275]=&quot;&quot;;&quot;&quot;;IF([.B275]-TODAY()+3&lt;0;&quot;ACABOU&quot;;CONCATENATE(([.B275]-TODAY())+3;&quot; dias para cobrar&quot;))))">
            <text:p/>
          </table:table-cell>
          <table:table-cell table:style-name="ce1" table:formula="of:=COUNTA([.H27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6]&gt;0;&quot;PAGO&quot;;IF([.B276]=&quot;&quot;;&quot;&quot;;IF([.B276]-TODAY()+3&lt;0;&quot;ACABOU&quot;;CONCATENATE(([.B276]-TODAY())+3;&quot; dias para cobrar&quot;))))">
            <text:p/>
          </table:table-cell>
          <table:table-cell table:style-name="ce1" table:formula="of:=COUNTA([.H27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7]&gt;0;&quot;PAGO&quot;;IF([.B277]=&quot;&quot;;&quot;&quot;;IF([.B277]-TODAY()+3&lt;0;&quot;ACABOU&quot;;CONCATENATE(([.B277]-TODAY())+3;&quot; dias para cobrar&quot;))))">
            <text:p/>
          </table:table-cell>
          <table:table-cell table:style-name="ce1" table:formula="of:=COUNTA([.H27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8]&gt;0;&quot;PAGO&quot;;IF([.B278]=&quot;&quot;;&quot;&quot;;IF([.B278]-TODAY()+3&lt;0;&quot;ACABOU&quot;;CONCATENATE(([.B278]-TODAY())+3;&quot; dias para cobrar&quot;))))">
            <text:p/>
          </table:table-cell>
          <table:table-cell table:style-name="ce1" table:formula="of:=COUNTA([.H27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79]&gt;0;&quot;PAGO&quot;;IF([.B279]=&quot;&quot;;&quot;&quot;;IF([.B279]-TODAY()+3&lt;0;&quot;ACABOU&quot;;CONCATENATE(([.B279]-TODAY())+3;&quot; dias para cobrar&quot;))))">
            <text:p/>
          </table:table-cell>
          <table:table-cell table:style-name="ce1" table:formula="of:=COUNTA([.H27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0]&gt;0;&quot;PAGO&quot;;IF([.B280]=&quot;&quot;;&quot;&quot;;IF([.B280]-TODAY()+3&lt;0;&quot;ACABOU&quot;;CONCATENATE(([.B280]-TODAY())+3;&quot; dias para cobrar&quot;))))">
            <text:p/>
          </table:table-cell>
          <table:table-cell table:style-name="ce1" table:formula="of:=COUNTA([.H28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1]&gt;0;&quot;PAGO&quot;;IF([.B281]=&quot;&quot;;&quot;&quot;;IF([.B281]-TODAY()+3&lt;0;&quot;ACABOU&quot;;CONCATENATE(([.B281]-TODAY())+3;&quot; dias para cobrar&quot;))))">
            <text:p/>
          </table:table-cell>
          <table:table-cell table:style-name="ce1" table:formula="of:=COUNTA([.H28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2]&gt;0;&quot;PAGO&quot;;IF([.B282]=&quot;&quot;;&quot;&quot;;IF([.B282]-TODAY()+3&lt;0;&quot;ACABOU&quot;;CONCATENATE(([.B282]-TODAY())+3;&quot; dias para cobrar&quot;))))">
            <text:p/>
          </table:table-cell>
          <table:table-cell table:style-name="ce1" table:formula="of:=COUNTA([.H28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3]&gt;0;&quot;PAGO&quot;;IF([.B283]=&quot;&quot;;&quot;&quot;;IF([.B283]-TODAY()+3&lt;0;&quot;ACABOU&quot;;CONCATENATE(([.B283]-TODAY())+3;&quot; dias para cobrar&quot;))))">
            <text:p/>
          </table:table-cell>
          <table:table-cell table:style-name="ce1" table:formula="of:=COUNTA([.H28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4]&gt;0;&quot;PAGO&quot;;IF([.B284]=&quot;&quot;;&quot;&quot;;IF([.B284]-TODAY()+3&lt;0;&quot;ACABOU&quot;;CONCATENATE(([.B284]-TODAY())+3;&quot; dias para cobrar&quot;))))">
            <text:p/>
          </table:table-cell>
          <table:table-cell table:style-name="ce1" table:formula="of:=COUNTA([.H28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5]&gt;0;&quot;PAGO&quot;;IF([.B285]=&quot;&quot;;&quot;&quot;;IF([.B285]-TODAY()+3&lt;0;&quot;ACABOU&quot;;CONCATENATE(([.B285]-TODAY())+3;&quot; dias para cobrar&quot;))))">
            <text:p/>
          </table:table-cell>
          <table:table-cell table:style-name="ce1" table:formula="of:=COUNTA([.H28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6]&gt;0;&quot;PAGO&quot;;IF([.B286]=&quot;&quot;;&quot;&quot;;IF([.B286]-TODAY()+3&lt;0;&quot;ACABOU&quot;;CONCATENATE(([.B286]-TODAY())+3;&quot; dias para cobrar&quot;))))">
            <text:p/>
          </table:table-cell>
          <table:table-cell table:style-name="ce1" table:formula="of:=COUNTA([.H28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7]&gt;0;&quot;PAGO&quot;;IF([.B287]=&quot;&quot;;&quot;&quot;;IF([.B287]-TODAY()+3&lt;0;&quot;ACABOU&quot;;CONCATENATE(([.B287]-TODAY())+3;&quot; dias para cobrar&quot;))))">
            <text:p/>
          </table:table-cell>
          <table:table-cell table:style-name="ce1" table:formula="of:=COUNTA([.H28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8]&gt;0;&quot;PAGO&quot;;IF([.B288]=&quot;&quot;;&quot;&quot;;IF([.B288]-TODAY()+3&lt;0;&quot;ACABOU&quot;;CONCATENATE(([.B288]-TODAY())+3;&quot; dias para cobrar&quot;))))">
            <text:p/>
          </table:table-cell>
          <table:table-cell table:style-name="ce1" table:formula="of:=COUNTA([.H28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89]&gt;0;&quot;PAGO&quot;;IF([.B289]=&quot;&quot;;&quot;&quot;;IF([.B289]-TODAY()+3&lt;0;&quot;ACABOU&quot;;CONCATENATE(([.B289]-TODAY())+3;&quot; dias para cobrar&quot;))))">
            <text:p/>
          </table:table-cell>
          <table:table-cell table:style-name="ce1" table:formula="of:=COUNTA([.H28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0]&gt;0;&quot;PAGO&quot;;IF([.B290]=&quot;&quot;;&quot;&quot;;IF([.B290]-TODAY()+3&lt;0;&quot;ACABOU&quot;;CONCATENATE(([.B290]-TODAY())+3;&quot; dias para cobrar&quot;))))">
            <text:p/>
          </table:table-cell>
          <table:table-cell table:style-name="ce1" table:formula="of:=COUNTA([.H29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1]&gt;0;&quot;PAGO&quot;;IF([.B291]=&quot;&quot;;&quot;&quot;;IF([.B291]-TODAY()+3&lt;0;&quot;ACABOU&quot;;CONCATENATE(([.B291]-TODAY())+3;&quot; dias para cobrar&quot;))))">
            <text:p/>
          </table:table-cell>
          <table:table-cell table:style-name="ce1" table:formula="of:=COUNTA([.H29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2]&gt;0;&quot;PAGO&quot;;IF([.B292]=&quot;&quot;;&quot;&quot;;IF([.B292]-TODAY()+3&lt;0;&quot;ACABOU&quot;;CONCATENATE(([.B292]-TODAY())+3;&quot; dias para cobrar&quot;))))">
            <text:p/>
          </table:table-cell>
          <table:table-cell table:style-name="ce1" table:formula="of:=COUNTA([.H29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3]&gt;0;&quot;PAGO&quot;;IF([.B293]=&quot;&quot;;&quot;&quot;;IF([.B293]-TODAY()+3&lt;0;&quot;ACABOU&quot;;CONCATENATE(([.B293]-TODAY())+3;&quot; dias para cobrar&quot;))))">
            <text:p/>
          </table:table-cell>
          <table:table-cell table:style-name="ce1" table:formula="of:=COUNTA([.H29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4]&gt;0;&quot;PAGO&quot;;IF([.B294]=&quot;&quot;;&quot;&quot;;IF([.B294]-TODAY()+3&lt;0;&quot;ACABOU&quot;;CONCATENATE(([.B294]-TODAY())+3;&quot; dias para cobrar&quot;))))">
            <text:p/>
          </table:table-cell>
          <table:table-cell table:style-name="ce1" table:formula="of:=COUNTA([.H29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5]&gt;0;&quot;PAGO&quot;;IF([.B295]=&quot;&quot;;&quot;&quot;;IF([.B295]-TODAY()+3&lt;0;&quot;ACABOU&quot;;CONCATENATE(([.B295]-TODAY())+3;&quot; dias para cobrar&quot;))))">
            <text:p/>
          </table:table-cell>
          <table:table-cell table:style-name="ce1" table:formula="of:=COUNTA([.H29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6]&gt;0;&quot;PAGO&quot;;IF([.B296]=&quot;&quot;;&quot;&quot;;IF([.B296]-TODAY()+3&lt;0;&quot;ACABOU&quot;;CONCATENATE(([.B296]-TODAY())+3;&quot; dias para cobrar&quot;))))">
            <text:p/>
          </table:table-cell>
          <table:table-cell table:style-name="ce1" table:formula="of:=COUNTA([.H29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7]&gt;0;&quot;PAGO&quot;;IF([.B297]=&quot;&quot;;&quot;&quot;;IF([.B297]-TODAY()+3&lt;0;&quot;ACABOU&quot;;CONCATENATE(([.B297]-TODAY())+3;&quot; dias para cobrar&quot;))))">
            <text:p/>
          </table:table-cell>
          <table:table-cell table:style-name="ce1" table:formula="of:=COUNTA([.H29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8]&gt;0;&quot;PAGO&quot;;IF([.B298]=&quot;&quot;;&quot;&quot;;IF([.B298]-TODAY()+3&lt;0;&quot;ACABOU&quot;;CONCATENATE(([.B298]-TODAY())+3;&quot; dias para cobrar&quot;))))">
            <text:p/>
          </table:table-cell>
          <table:table-cell table:style-name="ce1" table:formula="of:=COUNTA([.H29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299]&gt;0;&quot;PAGO&quot;;IF([.B299]=&quot;&quot;;&quot;&quot;;IF([.B299]-TODAY()+3&lt;0;&quot;ACABOU&quot;;CONCATENATE(([.B299]-TODAY())+3;&quot; dias para cobrar&quot;))))">
            <text:p/>
          </table:table-cell>
          <table:table-cell table:style-name="ce1" table:formula="of:=COUNTA([.H29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0]&gt;0;&quot;PAGO&quot;;IF([.B300]=&quot;&quot;;&quot;&quot;;IF([.B300]-TODAY()+3&lt;0;&quot;ACABOU&quot;;CONCATENATE(([.B300]-TODAY())+3;&quot; dias para cobrar&quot;))))">
            <text:p/>
          </table:table-cell>
          <table:table-cell table:style-name="ce1" table:formula="of:=COUNTA([.H30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1]&gt;0;&quot;PAGO&quot;;IF([.B301]=&quot;&quot;;&quot;&quot;;IF([.B301]-TODAY()+3&lt;0;&quot;ACABOU&quot;;CONCATENATE(([.B301]-TODAY())+3;&quot; dias para cobrar&quot;))))">
            <text:p/>
          </table:table-cell>
          <table:table-cell table:style-name="ce1" table:formula="of:=COUNTA([.H30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2]&gt;0;&quot;PAGO&quot;;IF([.B302]=&quot;&quot;;&quot;&quot;;IF([.B302]-TODAY()+3&lt;0;&quot;ACABOU&quot;;CONCATENATE(([.B302]-TODAY())+3;&quot; dias para cobrar&quot;))))">
            <text:p/>
          </table:table-cell>
          <table:table-cell table:style-name="ce1" table:formula="of:=COUNTA([.H30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3]&gt;0;&quot;PAGO&quot;;IF([.B303]=&quot;&quot;;&quot;&quot;;IF([.B303]-TODAY()+3&lt;0;&quot;ACABOU&quot;;CONCATENATE(([.B303]-TODAY())+3;&quot; dias para cobrar&quot;))))">
            <text:p/>
          </table:table-cell>
          <table:table-cell table:style-name="ce1" table:formula="of:=COUNTA([.H30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4]&gt;0;&quot;PAGO&quot;;IF([.B304]=&quot;&quot;;&quot;&quot;;IF([.B304]-TODAY()+3&lt;0;&quot;ACABOU&quot;;CONCATENATE(([.B304]-TODAY())+3;&quot; dias para cobrar&quot;))))">
            <text:p/>
          </table:table-cell>
          <table:table-cell table:style-name="ce1" table:formula="of:=COUNTA([.H30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5]&gt;0;&quot;PAGO&quot;;IF([.B305]=&quot;&quot;;&quot;&quot;;IF([.B305]-TODAY()+3&lt;0;&quot;ACABOU&quot;;CONCATENATE(([.B305]-TODAY())+3;&quot; dias para cobrar&quot;))))">
            <text:p/>
          </table:table-cell>
          <table:table-cell table:style-name="ce1" table:formula="of:=COUNTA([.H30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6]&gt;0;&quot;PAGO&quot;;IF([.B306]=&quot;&quot;;&quot;&quot;;IF([.B306]-TODAY()+3&lt;0;&quot;ACABOU&quot;;CONCATENATE(([.B306]-TODAY())+3;&quot; dias para cobrar&quot;))))">
            <text:p/>
          </table:table-cell>
          <table:table-cell table:style-name="ce1" table:formula="of:=COUNTA([.H30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7]&gt;0;&quot;PAGO&quot;;IF([.B307]=&quot;&quot;;&quot;&quot;;IF([.B307]-TODAY()+3&lt;0;&quot;ACABOU&quot;;CONCATENATE(([.B307]-TODAY())+3;&quot; dias para cobrar&quot;))))">
            <text:p/>
          </table:table-cell>
          <table:table-cell table:style-name="ce1" table:formula="of:=COUNTA([.H30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8]&gt;0;&quot;PAGO&quot;;IF([.B308]=&quot;&quot;;&quot;&quot;;IF([.B308]-TODAY()+3&lt;0;&quot;ACABOU&quot;;CONCATENATE(([.B308]-TODAY())+3;&quot; dias para cobrar&quot;))))">
            <text:p/>
          </table:table-cell>
          <table:table-cell table:style-name="ce1" table:formula="of:=COUNTA([.H30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09]&gt;0;&quot;PAGO&quot;;IF([.B309]=&quot;&quot;;&quot;&quot;;IF([.B309]-TODAY()+3&lt;0;&quot;ACABOU&quot;;CONCATENATE(([.B309]-TODAY())+3;&quot; dias para cobrar&quot;))))">
            <text:p/>
          </table:table-cell>
          <table:table-cell table:style-name="ce1" table:formula="of:=COUNTA([.H30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0]&gt;0;&quot;PAGO&quot;;IF([.B310]=&quot;&quot;;&quot;&quot;;IF([.B310]-TODAY()+3&lt;0;&quot;ACABOU&quot;;CONCATENATE(([.B310]-TODAY())+3;&quot; dias para cobrar&quot;))))">
            <text:p/>
          </table:table-cell>
          <table:table-cell table:style-name="ce1" table:formula="of:=COUNTA([.H31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1]&gt;0;&quot;PAGO&quot;;IF([.B311]=&quot;&quot;;&quot;&quot;;IF([.B311]-TODAY()+3&lt;0;&quot;ACABOU&quot;;CONCATENATE(([.B311]-TODAY())+3;&quot; dias para cobrar&quot;))))">
            <text:p/>
          </table:table-cell>
          <table:table-cell table:style-name="ce1" table:formula="of:=COUNTA([.H31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2]&gt;0;&quot;PAGO&quot;;IF([.B312]=&quot;&quot;;&quot;&quot;;IF([.B312]-TODAY()+3&lt;0;&quot;ACABOU&quot;;CONCATENATE(([.B312]-TODAY())+3;&quot; dias para cobrar&quot;))))">
            <text:p/>
          </table:table-cell>
          <table:table-cell table:style-name="ce1" table:formula="of:=COUNTA([.H31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3]&gt;0;&quot;PAGO&quot;;IF([.B313]=&quot;&quot;;&quot;&quot;;IF([.B313]-TODAY()+3&lt;0;&quot;ACABOU&quot;;CONCATENATE(([.B313]-TODAY())+3;&quot; dias para cobrar&quot;))))">
            <text:p/>
          </table:table-cell>
          <table:table-cell table:style-name="ce1" table:formula="of:=COUNTA([.H31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4]&gt;0;&quot;PAGO&quot;;IF([.B314]=&quot;&quot;;&quot;&quot;;IF([.B314]-TODAY()+3&lt;0;&quot;ACABOU&quot;;CONCATENATE(([.B314]-TODAY())+3;&quot; dias para cobrar&quot;))))">
            <text:p/>
          </table:table-cell>
          <table:table-cell table:style-name="ce1" table:formula="of:=COUNTA([.H31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5]&gt;0;&quot;PAGO&quot;;IF([.B315]=&quot;&quot;;&quot;&quot;;IF([.B315]-TODAY()+3&lt;0;&quot;ACABOU&quot;;CONCATENATE(([.B315]-TODAY())+3;&quot; dias para cobrar&quot;))))">
            <text:p/>
          </table:table-cell>
          <table:table-cell table:style-name="ce1" table:formula="of:=COUNTA([.H31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6]&gt;0;&quot;PAGO&quot;;IF([.B316]=&quot;&quot;;&quot;&quot;;IF([.B316]-TODAY()+3&lt;0;&quot;ACABOU&quot;;CONCATENATE(([.B316]-TODAY())+3;&quot; dias para cobrar&quot;))))">
            <text:p/>
          </table:table-cell>
          <table:table-cell table:style-name="ce1" table:formula="of:=COUNTA([.H31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7]&gt;0;&quot;PAGO&quot;;IF([.B317]=&quot;&quot;;&quot;&quot;;IF([.B317]-TODAY()+3&lt;0;&quot;ACABOU&quot;;CONCATENATE(([.B317]-TODAY())+3;&quot; dias para cobrar&quot;))))">
            <text:p/>
          </table:table-cell>
          <table:table-cell table:style-name="ce1" table:formula="of:=COUNTA([.H31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8]&gt;0;&quot;PAGO&quot;;IF([.B318]=&quot;&quot;;&quot;&quot;;IF([.B318]-TODAY()+3&lt;0;&quot;ACABOU&quot;;CONCATENATE(([.B318]-TODAY())+3;&quot; dias para cobrar&quot;))))">
            <text:p/>
          </table:table-cell>
          <table:table-cell table:style-name="ce1" table:formula="of:=COUNTA([.H31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19]&gt;0;&quot;PAGO&quot;;IF([.B319]=&quot;&quot;;&quot;&quot;;IF([.B319]-TODAY()+3&lt;0;&quot;ACABOU&quot;;CONCATENATE(([.B319]-TODAY())+3;&quot; dias para cobrar&quot;))))">
            <text:p/>
          </table:table-cell>
          <table:table-cell table:style-name="ce1" table:formula="of:=COUNTA([.H31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0]&gt;0;&quot;PAGO&quot;;IF([.B320]=&quot;&quot;;&quot;&quot;;IF([.B320]-TODAY()+3&lt;0;&quot;ACABOU&quot;;CONCATENATE(([.B320]-TODAY())+3;&quot; dias para cobrar&quot;))))">
            <text:p/>
          </table:table-cell>
          <table:table-cell table:style-name="ce1" table:formula="of:=COUNTA([.H32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1]&gt;0;&quot;PAGO&quot;;IF([.B321]=&quot;&quot;;&quot;&quot;;IF([.B321]-TODAY()+3&lt;0;&quot;ACABOU&quot;;CONCATENATE(([.B321]-TODAY())+3;&quot; dias para cobrar&quot;))))">
            <text:p/>
          </table:table-cell>
          <table:table-cell table:style-name="ce1" table:formula="of:=COUNTA([.H32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2]&gt;0;&quot;PAGO&quot;;IF([.B322]=&quot;&quot;;&quot;&quot;;IF([.B322]-TODAY()+3&lt;0;&quot;ACABOU&quot;;CONCATENATE(([.B322]-TODAY())+3;&quot; dias para cobrar&quot;))))">
            <text:p/>
          </table:table-cell>
          <table:table-cell table:style-name="ce1" table:formula="of:=COUNTA([.H32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3]&gt;0;&quot;PAGO&quot;;IF([.B323]=&quot;&quot;;&quot;&quot;;IF([.B323]-TODAY()+3&lt;0;&quot;ACABOU&quot;;CONCATENATE(([.B323]-TODAY())+3;&quot; dias para cobrar&quot;))))">
            <text:p/>
          </table:table-cell>
          <table:table-cell table:style-name="ce1" table:formula="of:=COUNTA([.H32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4]&gt;0;&quot;PAGO&quot;;IF([.B324]=&quot;&quot;;&quot;&quot;;IF([.B324]-TODAY()+3&lt;0;&quot;ACABOU&quot;;CONCATENATE(([.B324]-TODAY())+3;&quot; dias para cobrar&quot;))))">
            <text:p/>
          </table:table-cell>
          <table:table-cell table:style-name="ce1" table:formula="of:=COUNTA([.H32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5]&gt;0;&quot;PAGO&quot;;IF([.B325]=&quot;&quot;;&quot;&quot;;IF([.B325]-TODAY()+3&lt;0;&quot;ACABOU&quot;;CONCATENATE(([.B325]-TODAY())+3;&quot; dias para cobrar&quot;))))">
            <text:p/>
          </table:table-cell>
          <table:table-cell table:style-name="ce1" table:formula="of:=COUNTA([.H32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6]&gt;0;&quot;PAGO&quot;;IF([.B326]=&quot;&quot;;&quot;&quot;;IF([.B326]-TODAY()+3&lt;0;&quot;ACABOU&quot;;CONCATENATE(([.B326]-TODAY())+3;&quot; dias para cobrar&quot;))))">
            <text:p/>
          </table:table-cell>
          <table:table-cell table:style-name="ce1" table:formula="of:=COUNTA([.H32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7]&gt;0;&quot;PAGO&quot;;IF([.B327]=&quot;&quot;;&quot;&quot;;IF([.B327]-TODAY()+3&lt;0;&quot;ACABOU&quot;;CONCATENATE(([.B327]-TODAY())+3;&quot; dias para cobrar&quot;))))">
            <text:p/>
          </table:table-cell>
          <table:table-cell table:style-name="ce1" table:formula="of:=COUNTA([.H32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8]&gt;0;&quot;PAGO&quot;;IF([.B328]=&quot;&quot;;&quot;&quot;;IF([.B328]-TODAY()+3&lt;0;&quot;ACABOU&quot;;CONCATENATE(([.B328]-TODAY())+3;&quot; dias para cobrar&quot;))))">
            <text:p/>
          </table:table-cell>
          <table:table-cell table:style-name="ce1" table:formula="of:=COUNTA([.H32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29]&gt;0;&quot;PAGO&quot;;IF([.B329]=&quot;&quot;;&quot;&quot;;IF([.B329]-TODAY()+3&lt;0;&quot;ACABOU&quot;;CONCATENATE(([.B329]-TODAY())+3;&quot; dias para cobrar&quot;))))">
            <text:p/>
          </table:table-cell>
          <table:table-cell table:style-name="ce1" table:formula="of:=COUNTA([.H32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0]&gt;0;&quot;PAGO&quot;;IF([.B330]=&quot;&quot;;&quot;&quot;;IF([.B330]-TODAY()+3&lt;0;&quot;ACABOU&quot;;CONCATENATE(([.B330]-TODAY())+3;&quot; dias para cobrar&quot;))))">
            <text:p/>
          </table:table-cell>
          <table:table-cell table:style-name="ce1" table:formula="of:=COUNTA([.H33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1]&gt;0;&quot;PAGO&quot;;IF([.B331]=&quot;&quot;;&quot;&quot;;IF([.B331]-TODAY()+3&lt;0;&quot;ACABOU&quot;;CONCATENATE(([.B331]-TODAY())+3;&quot; dias para cobrar&quot;))))">
            <text:p/>
          </table:table-cell>
          <table:table-cell table:style-name="ce1" table:formula="of:=COUNTA([.H33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2]&gt;0;&quot;PAGO&quot;;IF([.B332]=&quot;&quot;;&quot;&quot;;IF([.B332]-TODAY()+3&lt;0;&quot;ACABOU&quot;;CONCATENATE(([.B332]-TODAY())+3;&quot; dias para cobrar&quot;))))">
            <text:p/>
          </table:table-cell>
          <table:table-cell table:style-name="ce1" table:formula="of:=COUNTA([.H33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3]&gt;0;&quot;PAGO&quot;;IF([.B333]=&quot;&quot;;&quot;&quot;;IF([.B333]-TODAY()+3&lt;0;&quot;ACABOU&quot;;CONCATENATE(([.B333]-TODAY())+3;&quot; dias para cobrar&quot;))))">
            <text:p/>
          </table:table-cell>
          <table:table-cell table:style-name="ce1" table:formula="of:=COUNTA([.H33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4]&gt;0;&quot;PAGO&quot;;IF([.B334]=&quot;&quot;;&quot;&quot;;IF([.B334]-TODAY()+3&lt;0;&quot;ACABOU&quot;;CONCATENATE(([.B334]-TODAY())+3;&quot; dias para cobrar&quot;))))">
            <text:p/>
          </table:table-cell>
          <table:table-cell table:style-name="ce1" table:formula="of:=COUNTA([.H33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5]&gt;0;&quot;PAGO&quot;;IF([.B335]=&quot;&quot;;&quot;&quot;;IF([.B335]-TODAY()+3&lt;0;&quot;ACABOU&quot;;CONCATENATE(([.B335]-TODAY())+3;&quot; dias para cobrar&quot;))))">
            <text:p/>
          </table:table-cell>
          <table:table-cell table:style-name="ce1" table:formula="of:=COUNTA([.H33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6]&gt;0;&quot;PAGO&quot;;IF([.B336]=&quot;&quot;;&quot;&quot;;IF([.B336]-TODAY()+3&lt;0;&quot;ACABOU&quot;;CONCATENATE(([.B336]-TODAY())+3;&quot; dias para cobrar&quot;))))">
            <text:p/>
          </table:table-cell>
          <table:table-cell table:style-name="ce1" table:formula="of:=COUNTA([.H33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7]&gt;0;&quot;PAGO&quot;;IF([.B337]=&quot;&quot;;&quot;&quot;;IF([.B337]-TODAY()+3&lt;0;&quot;ACABOU&quot;;CONCATENATE(([.B337]-TODAY())+3;&quot; dias para cobrar&quot;))))">
            <text:p/>
          </table:table-cell>
          <table:table-cell table:style-name="ce1" table:formula="of:=COUNTA([.H33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8]&gt;0;&quot;PAGO&quot;;IF([.B338]=&quot;&quot;;&quot;&quot;;IF([.B338]-TODAY()+3&lt;0;&quot;ACABOU&quot;;CONCATENATE(([.B338]-TODAY())+3;&quot; dias para cobrar&quot;))))">
            <text:p/>
          </table:table-cell>
          <table:table-cell table:style-name="ce1" table:formula="of:=COUNTA([.H33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39]&gt;0;&quot;PAGO&quot;;IF([.B339]=&quot;&quot;;&quot;&quot;;IF([.B339]-TODAY()+3&lt;0;&quot;ACABOU&quot;;CONCATENATE(([.B339]-TODAY())+3;&quot; dias para cobrar&quot;))))">
            <text:p/>
          </table:table-cell>
          <table:table-cell table:style-name="ce1" table:formula="of:=COUNTA([.H33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0]&gt;0;&quot;PAGO&quot;;IF([.B340]=&quot;&quot;;&quot;&quot;;IF([.B340]-TODAY()+3&lt;0;&quot;ACABOU&quot;;CONCATENATE(([.B340]-TODAY())+3;&quot; dias para cobrar&quot;))))">
            <text:p/>
          </table:table-cell>
          <table:table-cell table:style-name="ce1" table:formula="of:=COUNTA([.H34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1]&gt;0;&quot;PAGO&quot;;IF([.B341]=&quot;&quot;;&quot;&quot;;IF([.B341]-TODAY()+3&lt;0;&quot;ACABOU&quot;;CONCATENATE(([.B341]-TODAY())+3;&quot; dias para cobrar&quot;))))">
            <text:p/>
          </table:table-cell>
          <table:table-cell table:style-name="ce1" table:formula="of:=COUNTA([.H34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2]&gt;0;&quot;PAGO&quot;;IF([.B342]=&quot;&quot;;&quot;&quot;;IF([.B342]-TODAY()+3&lt;0;&quot;ACABOU&quot;;CONCATENATE(([.B342]-TODAY())+3;&quot; dias para cobrar&quot;))))">
            <text:p/>
          </table:table-cell>
          <table:table-cell table:style-name="ce1" table:formula="of:=COUNTA([.H34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3]&gt;0;&quot;PAGO&quot;;IF([.B343]=&quot;&quot;;&quot;&quot;;IF([.B343]-TODAY()+3&lt;0;&quot;ACABOU&quot;;CONCATENATE(([.B343]-TODAY())+3;&quot; dias para cobrar&quot;))))">
            <text:p/>
          </table:table-cell>
          <table:table-cell table:style-name="ce1" table:formula="of:=COUNTA([.H34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4]&gt;0;&quot;PAGO&quot;;IF([.B344]=&quot;&quot;;&quot;&quot;;IF([.B344]-TODAY()+3&lt;0;&quot;ACABOU&quot;;CONCATENATE(([.B344]-TODAY())+3;&quot; dias para cobrar&quot;))))">
            <text:p/>
          </table:table-cell>
          <table:table-cell table:style-name="ce1" table:formula="of:=COUNTA([.H34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5]&gt;0;&quot;PAGO&quot;;IF([.B345]=&quot;&quot;;&quot;&quot;;IF([.B345]-TODAY()+3&lt;0;&quot;ACABOU&quot;;CONCATENATE(([.B345]-TODAY())+3;&quot; dias para cobrar&quot;))))">
            <text:p/>
          </table:table-cell>
          <table:table-cell table:style-name="ce1" table:formula="of:=COUNTA([.H34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6]&gt;0;&quot;PAGO&quot;;IF([.B346]=&quot;&quot;;&quot;&quot;;IF([.B346]-TODAY()+3&lt;0;&quot;ACABOU&quot;;CONCATENATE(([.B346]-TODAY())+3;&quot; dias para cobrar&quot;))))">
            <text:p/>
          </table:table-cell>
          <table:table-cell table:style-name="ce1" table:formula="of:=COUNTA([.H34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7]&gt;0;&quot;PAGO&quot;;IF([.B347]=&quot;&quot;;&quot;&quot;;IF([.B347]-TODAY()+3&lt;0;&quot;ACABOU&quot;;CONCATENATE(([.B347]-TODAY())+3;&quot; dias para cobrar&quot;))))">
            <text:p/>
          </table:table-cell>
          <table:table-cell table:style-name="ce1" table:formula="of:=COUNTA([.H34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8]&gt;0;&quot;PAGO&quot;;IF([.B348]=&quot;&quot;;&quot;&quot;;IF([.B348]-TODAY()+3&lt;0;&quot;ACABOU&quot;;CONCATENATE(([.B348]-TODAY())+3;&quot; dias para cobrar&quot;))))">
            <text:p/>
          </table:table-cell>
          <table:table-cell table:style-name="ce1" table:formula="of:=COUNTA([.H34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49]&gt;0;&quot;PAGO&quot;;IF([.B349]=&quot;&quot;;&quot;&quot;;IF([.B349]-TODAY()+3&lt;0;&quot;ACABOU&quot;;CONCATENATE(([.B349]-TODAY())+3;&quot; dias para cobrar&quot;))))">
            <text:p/>
          </table:table-cell>
          <table:table-cell table:style-name="ce1" table:formula="of:=COUNTA([.H34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0]&gt;0;&quot;PAGO&quot;;IF([.B350]=&quot;&quot;;&quot;&quot;;IF([.B350]-TODAY()+3&lt;0;&quot;ACABOU&quot;;CONCATENATE(([.B350]-TODAY())+3;&quot; dias para cobrar&quot;))))">
            <text:p/>
          </table:table-cell>
          <table:table-cell table:style-name="ce1" table:formula="of:=COUNTA([.H35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1]&gt;0;&quot;PAGO&quot;;IF([.B351]=&quot;&quot;;&quot;&quot;;IF([.B351]-TODAY()+3&lt;0;&quot;ACABOU&quot;;CONCATENATE(([.B351]-TODAY())+3;&quot; dias para cobrar&quot;))))">
            <text:p/>
          </table:table-cell>
          <table:table-cell table:style-name="ce1" table:formula="of:=COUNTA([.H35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2]&gt;0;&quot;PAGO&quot;;IF([.B352]=&quot;&quot;;&quot;&quot;;IF([.B352]-TODAY()+3&lt;0;&quot;ACABOU&quot;;CONCATENATE(([.B352]-TODAY())+3;&quot; dias para cobrar&quot;))))">
            <text:p/>
          </table:table-cell>
          <table:table-cell table:style-name="ce1" table:formula="of:=COUNTA([.H35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3]&gt;0;&quot;PAGO&quot;;IF([.B353]=&quot;&quot;;&quot;&quot;;IF([.B353]-TODAY()+3&lt;0;&quot;ACABOU&quot;;CONCATENATE(([.B353]-TODAY())+3;&quot; dias para cobrar&quot;))))">
            <text:p/>
          </table:table-cell>
          <table:table-cell table:style-name="ce1" table:formula="of:=COUNTA([.H35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4]&gt;0;&quot;PAGO&quot;;IF([.B354]=&quot;&quot;;&quot;&quot;;IF([.B354]-TODAY()+3&lt;0;&quot;ACABOU&quot;;CONCATENATE(([.B354]-TODAY())+3;&quot; dias para cobrar&quot;))))">
            <text:p/>
          </table:table-cell>
          <table:table-cell table:style-name="ce1" table:formula="of:=COUNTA([.H35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5]&gt;0;&quot;PAGO&quot;;IF([.B355]=&quot;&quot;;&quot;&quot;;IF([.B355]-TODAY()+3&lt;0;&quot;ACABOU&quot;;CONCATENATE(([.B355]-TODAY())+3;&quot; dias para cobrar&quot;))))">
            <text:p/>
          </table:table-cell>
          <table:table-cell table:style-name="ce1" table:formula="of:=COUNTA([.H35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6]&gt;0;&quot;PAGO&quot;;IF([.B356]=&quot;&quot;;&quot;&quot;;IF([.B356]-TODAY()+3&lt;0;&quot;ACABOU&quot;;CONCATENATE(([.B356]-TODAY())+3;&quot; dias para cobrar&quot;))))">
            <text:p/>
          </table:table-cell>
          <table:table-cell table:style-name="ce1" table:formula="of:=COUNTA([.H35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7]&gt;0;&quot;PAGO&quot;;IF([.B357]=&quot;&quot;;&quot;&quot;;IF([.B357]-TODAY()+3&lt;0;&quot;ACABOU&quot;;CONCATENATE(([.B357]-TODAY())+3;&quot; dias para cobrar&quot;))))">
            <text:p/>
          </table:table-cell>
          <table:table-cell table:style-name="ce1" table:formula="of:=COUNTA([.H35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8]&gt;0;&quot;PAGO&quot;;IF([.B358]=&quot;&quot;;&quot;&quot;;IF([.B358]-TODAY()+3&lt;0;&quot;ACABOU&quot;;CONCATENATE(([.B358]-TODAY())+3;&quot; dias para cobrar&quot;))))">
            <text:p/>
          </table:table-cell>
          <table:table-cell table:style-name="ce1" table:formula="of:=COUNTA([.H35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59]&gt;0;&quot;PAGO&quot;;IF([.B359]=&quot;&quot;;&quot;&quot;;IF([.B359]-TODAY()+3&lt;0;&quot;ACABOU&quot;;CONCATENATE(([.B359]-TODAY())+3;&quot; dias para cobrar&quot;))))">
            <text:p/>
          </table:table-cell>
          <table:table-cell table:style-name="ce1" table:formula="of:=COUNTA([.H35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60]&gt;0;&quot;PAGO&quot;;IF([.B360]=&quot;&quot;;&quot;&quot;;IF([.B360]-TODAY()+3&lt;0;&quot;ACABOU&quot;;CONCATENATE(([.B360]-TODAY())+3;&quot; dias para cobrar&quot;))))">
            <text:p/>
          </table:table-cell>
          <table:table-cell table:style-name="ce1" table:formula="of:=COUNTA([.H36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61]&gt;0;&quot;PAGO&quot;;IF([.B361]=&quot;&quot;;&quot;&quot;;IF([.B361]-TODAY()+3&lt;0;&quot;ACABOU&quot;;CONCATENATE(([.B361]-TODAY())+3;&quot; dias para cobrar&quot;))))">
            <text:p/>
          </table:table-cell>
          <table:table-cell table:style-name="ce1" table:formula="of:=COUNTA([.H36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62]&gt;0;&quot;PAGO&quot;;IF([.B362]=&quot;&quot;;&quot;&quot;;IF([.B362]-TODAY()+3&lt;0;&quot;ACABOU&quot;;CONCATENATE(([.B362]-TODAY())+3;&quot; dias para cobrar&quot;))))">
            <text:p/>
          </table:table-cell>
          <table:table-cell table:style-name="ce1" table:formula="of:=COUNTA([.H36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63]&gt;0;&quot;PAGO&quot;;IF([.B363]=&quot;&quot;;&quot;&quot;;IF([.B363]-TODAY()+3&lt;0;&quot;ACABOU&quot;;CONCATENATE(([.B363]-TODAY())+3;&quot; dias para cobrar&quot;))))">
            <text:p/>
          </table:table-cell>
          <table:table-cell table:style-name="ce1" table:formula="of:=COUNTA([.H36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64]&gt;0;&quot;PAGO&quot;;IF([.B364]=&quot;&quot;;&quot;&quot;;IF([.B364]-TODAY()+3&lt;0;&quot;ACABOU&quot;;CONCATENATE(([.B364]-TODAY())+3;&quot; dias para cobrar&quot;))))">
            <text:p/>
          </table:table-cell>
          <table:table-cell table:style-name="ce1" table:formula="of:=COUNTA([.H36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65]&gt;0;&quot;PAGO&quot;;IF([.B365]=&quot;&quot;;&quot;&quot;;IF([.B365]-TODAY()+3&lt;0;&quot;ACABOU&quot;;CONCATENATE(([.B365]-TODAY())+3;&quot; dias para cobrar&quot;))))">
            <text:p/>
          </table:table-cell>
          <table:table-cell table:style-name="ce1" table:formula="of:=COUNTA([.H36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5"/>
          <table:table-cell table:style-name="ce30" table:formula="of:=IF([.J366]&gt;0;&quot;PAGO&quot;;IF([.B366]=&quot;&quot;;&quot;&quot;;IF([.B366]-TODAY()+3&lt;0;&quot;ACABOU&quot;;CONCATENATE(([.B366]-TODAY())+3;&quot; dias para cobrar&quot;))))">
            <text:p/>
          </table:table-cell>
          <table:table-cell table:style-name="ce1" table:formula="of:=COUNTA([.H36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6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6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6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7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7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7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7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7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7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7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7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7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7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8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8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8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8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8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8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8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8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8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8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9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9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9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9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9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9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9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9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9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39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0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0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0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0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0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0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0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0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0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0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1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1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1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1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1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1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1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1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1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1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2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2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2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2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2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2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2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2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2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2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3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3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3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3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3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3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3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3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3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3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4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4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4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4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4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4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4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4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4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4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5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5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5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5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5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5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5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5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5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5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6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6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6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6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6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6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6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6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6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6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7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7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7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7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7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7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7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7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7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7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8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8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8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8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8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8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8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8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8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8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9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9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9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9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9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9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9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9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9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49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0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0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0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0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0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0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0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0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0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0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1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1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1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1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1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1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1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1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1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1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2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2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2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2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/>
          <table:table-cell table:style-name="ce1" table:formula="of:=COUNTA([.H52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 table:content-validation-name="val1"/>
          <table:table-cell table:style-name="ce1" table:formula="of:=COUNTA([.H525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 table:content-validation-name="val1"/>
          <table:table-cell table:style-name="ce1" table:formula="of:=COUNTA([.H526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 table:content-validation-name="val1"/>
          <table:table-cell table:style-name="ce1" table:formula="of:=COUNTA([.H527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 table:content-validation-name="val1"/>
          <table:table-cell table:style-name="ce1" table:formula="of:=COUNTA([.H528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 table:content-validation-name="val1"/>
          <table:table-cell table:style-name="ce1" table:formula="of:=COUNTA([.H529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 table:content-validation-name="val1"/>
          <table:table-cell table:style-name="ce1" table:formula="of:=COUNTA([.H530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 table:content-validation-name="val1"/>
          <table:table-cell table:style-name="ce1" table:formula="of:=COUNTA([.H531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 table:content-validation-name="val1"/>
          <table:table-cell table:style-name="ce1" table:formula="of:=COUNTA([.H532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 table:content-validation-name="val1"/>
          <table:table-cell table:style-name="ce1" table:formula="of:=COUNTA([.H533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6">
          <table:table-cell table:style-name="ce6" table:number-columns-repeated="2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6"/>
          <table:table-cell table:style-name="ce66" table:content-validation-name="val1"/>
          <table:table-cell table:style-name="ce1" table:formula="of:=COUNTA([.H534])" office:value-type="float" office:value="0" calcext:value-type="float">
            <text:p>0</text:p>
          </table:table-cell>
          <table:table-cell table:style-name="ce1" table:number-columns-repeated="29"/>
          <table:table-cell table:number-columns-repeated="985"/>
        </table:table-row>
        <table:table-row table:style-name="ro7" table:number-rows-repeated="149">
          <table:table-cell table:style-name="ce7" table:number-columns-repeated="2"/>
          <table:table-cell table:style-name="ce1" table:number-columns-repeated="5"/>
          <table:table-cell table:style-name="ce7"/>
          <table:table-cell table:style-name="ce1" table:number-columns-repeated="1016"/>
        </table:table-row>
        <table:table-row table:style-name="ro7" table:number-rows-repeated="104789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fill-image draw:name="Bitmap_20_1" draw:display-name="Bitmap 1" xlink:href="Pictures/1000020100000090000000911DB1D5169E8DA0BB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0:33:53.7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COMPANHAMENTO" style:display-name="PageStyle_ACOMPANHAMEN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RANCISCO DAS CHAGAS SANTOS DUARTE</meta:initial-creator>
    <meta:creation-date>2023-06-25T13:25:09</meta:creation-date>
    <dc:date>2024-03-22T09:12:57.928000000</dc:date>
    <meta:generator>LibreOffice/7.0.3.1$Windows_X86_64 LibreOffice_project/d7547858d014d4cf69878db179d326fc3483e082</meta:generator>
    <meta:editing-duration>PT28S</meta:editing-duration>
    <meta:editing-cycles>1</meta:editing-cycles>
    <meta:document-statistic meta:table-count="1" meta:cell-count="9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